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fo:font-weight="bold" officeooo:rsid="00030f86" officeooo:paragraph-rsid="00030f86" style:font-weight-asian="bold" style:font-weight-complex="bold"/>
    </style:style>
    <style:style style:name="P29" style:family="paragraph" style:parent-style-name="Text_20_body">
      <style:text-properties fo:font-weight="bold" officeooo:rsid="00030f86" officeooo:paragraph-rsid="0008d8a8" style:font-weight-asian="bold" style:font-weight-complex="bold"/>
    </style:style>
    <style:style style:name="P30" style:family="paragraph" style:parent-style-name="Text_20_body">
      <style:text-properties fo:font-weight="bold" officeooo:rsid="00030f86" officeooo:paragraph-rsid="0009a22d" style:font-weight-asian="bold" style:font-weight-complex="bold"/>
    </style:style>
    <style:style style:name="P31" style:family="paragraph" style:parent-style-name="Text_20_body">
      <style:text-properties fo:font-weight="bold" officeooo:rsid="00030f86" officeooo:paragraph-rsid="0009d88b" style:font-weight-asian="bold" style:font-weight-complex="bold"/>
    </style:style>
    <style:style style:name="P32" style:family="paragraph" style:parent-style-name="Text_20_body">
      <style:text-properties fo:font-weight="bold" officeooo:rsid="00030f86" officeooo:paragraph-rsid="000ab351" style:font-weight-asian="bold" style:font-weight-complex="bold"/>
    </style:style>
    <style:style style:name="P33" style:family="paragraph" style:parent-style-name="Text_20_body">
      <style:text-properties fo:font-weight="bold" officeooo:rsid="00030f86" officeooo:paragraph-rsid="000ba7b7" style:font-weight-asian="bold" style:font-weight-complex="bold"/>
    </style:style>
    <style:style style:name="P34" style:family="paragraph" style:parent-style-name="Text_20_body">
      <style:text-properties fo:font-weight="bold" officeooo:rsid="00030f86" officeooo:paragraph-rsid="000ce836" style:font-weight-asian="bold" style:font-weight-complex="bold"/>
    </style:style>
    <style:style style:name="P35" style:family="paragraph" style:parent-style-name="Text_20_body">
      <style:text-properties fo:font-weight="bold" officeooo:rsid="00030f86" officeooo:paragraph-rsid="000ce9ba" style:font-weight-asian="bold" style:font-weight-complex="bold"/>
    </style:style>
    <style:style style:name="P36" style:family="paragraph" style:parent-style-name="Text_20_body">
      <style:text-properties fo:font-weight="bold" officeooo:rsid="00030f86" officeooo:paragraph-rsid="000e8b55" style:font-weight-asian="bold" style:font-weight-complex="bold"/>
    </style:style>
    <style:style style:name="P37" style:family="paragraph" style:parent-style-name="Text_20_body">
      <style:text-properties fo:font-weight="bold" officeooo:rsid="00030f86" officeooo:paragraph-rsid="00105ef3" style:font-weight-asian="bold" style:font-weight-complex="bold"/>
    </style:style>
    <style:style style:name="P38" style:family="paragraph" style:parent-style-name="Text_20_body">
      <style:text-properties fo:font-weight="bold" officeooo:rsid="00030f86" officeooo:paragraph-rsid="00126bc2" style:font-weight-asian="bold" style:font-weight-complex="bold"/>
    </style:style>
    <style:style style:name="P39" style:family="paragraph" style:parent-style-name="Text_20_body">
      <style:text-properties fo:font-weight="bold" officeooo:rsid="00030f86" officeooo:paragraph-rsid="0014191c" style:font-weight-asian="bold" style:font-weight-complex="bold"/>
    </style:style>
    <style:style style:name="P40" style:family="paragraph" style:parent-style-name="Text_20_body">
      <style:text-properties fo:font-weight="bold" officeooo:rsid="00030f86" officeooo:paragraph-rsid="0016ca30" style:font-weight-asian="bold" style:font-weight-complex="bold"/>
    </style:style>
    <style:style style:name="P41" style:family="paragraph" style:parent-style-name="Text_20_body">
      <style:text-properties fo:font-weight="bold" officeooo:rsid="00030f86" officeooo:paragraph-rsid="00176939" style:font-weight-asian="bold" style:font-weight-complex="bold"/>
    </style:style>
    <style:style style:name="P42" style:family="paragraph" style:parent-style-name="Text_20_body">
      <style:text-properties fo:font-weight="bold" officeooo:rsid="00030f86" officeooo:paragraph-rsid="00189afc" style:font-weight-asian="bold" style:font-weight-complex="bold"/>
    </style:style>
    <style:style style:name="P43" style:family="paragraph" style:parent-style-name="Text_20_body">
      <style:text-properties fo:font-weight="bold" officeooo:rsid="00030f86" officeooo:paragraph-rsid="001959c6" style:font-weight-asian="bold" style:font-weight-complex="bold"/>
    </style:style>
    <style:style style:name="P44" style:family="paragraph" style:parent-style-name="Text_20_body">
      <style:text-properties fo:font-weight="bold" officeooo:rsid="00030f86" officeooo:paragraph-rsid="00197320" style:font-weight-asian="bold" style:font-weight-complex="bold"/>
    </style:style>
    <style:style style:name="P45" style:family="paragraph" style:parent-style-name="Text_20_body">
      <style:text-properties fo:font-weight="bold" officeooo:rsid="00030f86" officeooo:paragraph-rsid="001c5cf6" style:font-weight-asian="bold" style:font-weight-complex="bold"/>
    </style:style>
    <style:style style:name="P46" style:family="paragraph" style:parent-style-name="Text_20_body">
      <style:text-properties fo:font-weight="bold" officeooo:rsid="00030f86" officeooo:paragraph-rsid="001f8e68" style:font-weight-asian="bold" style:font-weight-complex="bold"/>
    </style:style>
    <style:style style:name="P47" style:family="paragraph" style:parent-style-name="Text_20_body">
      <style:text-properties fo:font-weight="bold" officeooo:rsid="00030f86" officeooo:paragraph-rsid="00228700" style:font-weight-asian="bold" style:font-weight-complex="bold"/>
    </style:style>
    <style:style style:name="P48" style:family="paragraph" style:parent-style-name="Text_20_body">
      <style:text-properties fo:font-weight="bold" officeooo:rsid="00030f86" officeooo:paragraph-rsid="00246774" style:font-weight-asian="bold" style:font-weight-complex="bold"/>
    </style:style>
    <style:style style:name="P49" style:family="paragraph" style:parent-style-name="Text_20_body">
      <style:text-properties fo:font-weight="bold" officeooo:rsid="00030f86" officeooo:paragraph-rsid="0026c7d1" style:font-weight-asian="bold" style:font-weight-complex="bold"/>
    </style:style>
    <style:style style:name="P50" style:family="paragraph" style:parent-style-name="Text_20_body">
      <style:text-properties fo:font-weight="bold" officeooo:rsid="00030f86" officeooo:paragraph-rsid="002a1c63" style:font-weight-asian="bold" style:font-weight-complex="bold"/>
    </style:style>
    <style:style style:name="P51" style:family="paragraph" style:parent-style-name="Text_20_body">
      <style:text-properties fo:font-weight="bold" officeooo:rsid="00030f86" officeooo:paragraph-rsid="002af6a3" style:font-weight-asian="bold" style:font-weight-complex="bold"/>
    </style:style>
    <style:style style:name="P52" style:family="paragraph" style:parent-style-name="Text_20_body">
      <style:text-properties fo:font-weight="bold" officeooo:rsid="00030f86" officeooo:paragraph-rsid="002be17a" style:font-weight-asian="bold" style:font-weight-complex="bold"/>
    </style:style>
    <style:style style:name="P53" style:family="paragraph" style:parent-style-name="Text_20_body">
      <style:text-properties fo:font-weight="bold" officeooo:rsid="00030f86" officeooo:paragraph-rsid="002da36b" style:font-weight-asian="bold" style:font-weight-complex="bold"/>
    </style:style>
    <style:style style:name="P54" style:family="paragraph" style:parent-style-name="Text_20_body">
      <style:text-properties fo:font-weight="bold" officeooo:rsid="0008d8a8" officeooo:paragraph-rsid="0008d8a8" style:font-weight-asian="bold" style:font-weight-complex="bold"/>
    </style:style>
    <style:style style:name="P55" style:family="paragraph" style:parent-style-name="Text_20_body">
      <style:text-properties fo:font-weight="bold" officeooo:rsid="00126bc2" officeooo:paragraph-rsid="00126bc2" style:font-weight-asian="bold" style:font-weight-complex="bold"/>
    </style:style>
    <style:style style:name="P56" style:family="paragraph" style:parent-style-name="Text_20_body">
      <style:text-properties fo:font-weight="bold" officeooo:rsid="00126bc2" officeooo:paragraph-rsid="0014191c" style:font-weight-asian="bold" style:font-weight-complex="bold"/>
    </style:style>
    <style:style style:name="P57" style:family="paragraph" style:parent-style-name="Text_20_body">
      <style:text-properties fo:font-weight="bold" officeooo:rsid="00126bc2" officeooo:paragraph-rsid="0014bf93" style:font-weight-asian="bold" style:font-weight-complex="bold"/>
    </style:style>
    <style:style style:name="P58" style:family="paragraph" style:parent-style-name="Text_20_body">
      <style:text-properties fo:font-weight="bold" officeooo:rsid="001f8e68" officeooo:paragraph-rsid="001f8e68" style:font-weight-asian="bold" style:font-weight-complex="bold"/>
    </style:style>
    <style:style style:name="P59" style:family="paragraph" style:parent-style-name="Text_20_body">
      <style:paragraph-properties fo:break-before="page"/>
      <style:text-properties fo:font-weight="bold" officeooo:rsid="001c5cf6" officeooo:paragraph-rsid="001f8e68" style:font-weight-asian="bold" style:font-weight-complex="bold"/>
    </style:style>
    <style:style style:name="P60" style:family="paragraph" style:parent-style-name="Text_20_body">
      <style:text-properties fo:font-weight="bold" officeooo:rsid="001c5cf6" officeooo:paragraph-rsid="0020cf31" style:font-weight-asian="bold" style:font-weight-complex="bold"/>
    </style:style>
    <style:style style:name="P61" style:family="paragraph" style:parent-style-name="Text_20_body">
      <style:text-properties fo:font-weight="normal" officeooo:rsid="00030f86" officeooo:paragraph-rsid="00030f86" style:font-weight-asian="normal" style:font-weight-complex="normal"/>
    </style:style>
    <style:style style:name="P62" style:family="paragraph" style:parent-style-name="Text_20_body">
      <style:text-properties fo:font-weight="normal" officeooo:rsid="0004d081" officeooo:paragraph-rsid="0004d081" style:font-weight-asian="normal" style:font-weight-complex="normal"/>
    </style:style>
    <style:style style:name="P63" style:family="paragraph" style:parent-style-name="Text_20_body">
      <style:text-properties fo:font-weight="normal" officeooo:rsid="00069dcd" officeooo:paragraph-rsid="00069dcd" style:font-weight-asian="normal" style:font-weight-complex="normal"/>
    </style:style>
    <style:style style:name="P64" style:family="paragraph" style:parent-style-name="Text_20_body">
      <style:text-properties fo:font-weight="normal" officeooo:rsid="0007f3b0" officeooo:paragraph-rsid="0007f3b0" style:font-weight-asian="normal" style:font-weight-complex="normal"/>
    </style:style>
    <style:style style:name="P65" style:family="paragraph" style:parent-style-name="Text_20_body">
      <style:text-properties fo:font-weight="normal" officeooo:rsid="0008d8a8" officeooo:paragraph-rsid="0008d8a8" style:font-weight-asian="normal" style:font-weight-complex="normal"/>
    </style:style>
    <style:style style:name="P66" style:family="paragraph" style:parent-style-name="Text_20_body">
      <style:text-properties fo:font-weight="normal" officeooo:rsid="0009a22d" officeooo:paragraph-rsid="0009a22d" style:font-weight-asian="normal" style:font-weight-complex="normal"/>
    </style:style>
    <style:style style:name="P67" style:family="paragraph" style:parent-style-name="Standard">
      <style:text-properties fo:font-weight="normal" officeooo:rsid="000ba7b7" officeooo:paragraph-rsid="000ba7b7" style:font-weight-asian="normal" style:font-weight-complex="normal"/>
    </style:style>
    <style:style style:name="P68" style:family="paragraph" style:parent-style-name="Text_20_body">
      <style:text-properties fo:font-weight="normal" officeooo:rsid="000ba7b7" officeooo:paragraph-rsid="000ba7b7" style:font-weight-asian="normal" style:font-weight-complex="normal"/>
    </style:style>
    <style:style style:name="P69" style:family="paragraph" style:parent-style-name="Text_20_body">
      <style:text-properties fo:font-weight="normal" officeooo:rsid="000ce836" officeooo:paragraph-rsid="000ce836" style:font-weight-asian="normal" style:font-weight-complex="normal"/>
    </style:style>
    <style:style style:name="P70" style:family="paragraph" style:parent-style-name="Text_20_body">
      <style:text-properties fo:font-weight="normal" officeooo:rsid="000e8b55" officeooo:paragraph-rsid="000e8b55" style:font-weight-asian="normal" style:font-weight-complex="normal"/>
    </style:style>
    <style:style style:name="P71" style:family="paragraph" style:parent-style-name="Text_20_body">
      <style:text-properties fo:font-weight="normal" officeooo:rsid="00105ef3" officeooo:paragraph-rsid="00105ef3" style:font-weight-asian="normal" style:font-weight-complex="normal"/>
    </style:style>
    <style:style style:name="P72" style:family="paragraph" style:parent-style-name="Text_20_body">
      <style:text-properties fo:font-weight="normal" officeooo:rsid="0011507f" officeooo:paragraph-rsid="0011507f" style:font-weight-asian="normal" style:font-weight-complex="normal"/>
    </style:style>
    <style:style style:name="P73" style:family="paragraph" style:parent-style-name="Text_20_body">
      <style:text-properties fo:font-weight="normal" officeooo:rsid="00126bc2" officeooo:paragraph-rsid="00126bc2" style:font-weight-asian="normal" style:font-weight-complex="normal"/>
    </style:style>
    <style:style style:name="P74" style:family="paragraph" style:parent-style-name="Text_20_body">
      <style:text-properties fo:font-weight="normal" officeooo:rsid="00087fa1" officeooo:paragraph-rsid="00087fa1" style:font-weight-asian="normal" style:font-weight-complex="normal"/>
    </style:style>
    <style:style style:name="P75" style:family="paragraph" style:parent-style-name="Text_20_body">
      <style:text-properties fo:font-weight="normal" officeooo:rsid="0014191c" officeooo:paragraph-rsid="0014191c" style:font-weight-asian="normal" style:font-weight-complex="normal"/>
    </style:style>
    <style:style style:name="P76" style:family="paragraph" style:parent-style-name="Text_20_body">
      <style:text-properties fo:font-weight="normal" officeooo:rsid="0014191c" officeooo:paragraph-rsid="0016ca30" style:font-weight-asian="normal" style:font-weight-complex="normal"/>
    </style:style>
    <style:style style:name="P77" style:family="paragraph" style:parent-style-name="Text_20_body">
      <style:text-properties fo:font-weight="normal" officeooo:rsid="0014bf93" officeooo:paragraph-rsid="0014bf93" style:font-weight-asian="normal" style:font-weight-complex="normal"/>
    </style:style>
    <style:style style:name="P78" style:family="paragraph" style:parent-style-name="Text_20_body">
      <style:text-properties fo:font-weight="normal" officeooo:rsid="0014bf93" officeooo:paragraph-rsid="00155f1b" style:font-weight-asian="normal" style:font-weight-complex="normal"/>
    </style:style>
    <style:style style:name="P79" style:family="paragraph" style:parent-style-name="Text_20_body">
      <style:text-properties fo:font-weight="normal" officeooo:rsid="00155f1b" officeooo:paragraph-rsid="00155f1b" style:font-weight-asian="normal" style:font-weight-complex="normal"/>
    </style:style>
    <style:style style:name="P80" style:family="paragraph" style:parent-style-name="Text_20_body">
      <style:text-properties fo:font-weight="normal" officeooo:rsid="0016ca30" officeooo:paragraph-rsid="0016ca30" style:font-weight-asian="normal" style:font-weight-complex="normal"/>
    </style:style>
    <style:style style:name="P81" style:family="paragraph" style:parent-style-name="Text_20_body">
      <style:text-properties fo:font-weight="normal" officeooo:rsid="00176939" officeooo:paragraph-rsid="00176939" style:font-weight-asian="normal" style:font-weight-complex="normal"/>
    </style:style>
    <style:style style:name="P82" style:family="paragraph" style:parent-style-name="Text_20_body">
      <style:text-properties fo:font-weight="normal" officeooo:rsid="00189afc" officeooo:paragraph-rsid="00189afc" style:font-weight-asian="normal" style:font-weight-complex="normal"/>
    </style:style>
    <style:style style:name="P83" style:family="paragraph" style:parent-style-name="Text_20_body">
      <style:text-properties fo:font-weight="normal" officeooo:rsid="00189afc" officeooo:paragraph-rsid="001959c6" style:font-weight-asian="normal" style:font-weight-complex="normal"/>
    </style:style>
    <style:style style:name="P84" style:family="paragraph" style:parent-style-name="Text_20_body">
      <style:text-properties fo:font-weight="normal" officeooo:rsid="001959c6" officeooo:paragraph-rsid="001959c6" style:font-weight-asian="normal" style:font-weight-complex="normal"/>
    </style:style>
    <style:style style:name="P85" style:family="paragraph" style:parent-style-name="Text_20_body">
      <style:text-properties fo:font-weight="normal" officeooo:rsid="00197320" officeooo:paragraph-rsid="00197320" style:font-weight-asian="normal" style:font-weight-complex="normal"/>
    </style:style>
    <style:style style:name="P86" style:family="paragraph" style:parent-style-name="Text_20_body">
      <style:text-properties fo:font-weight="normal" officeooo:rsid="001ae67b" officeooo:paragraph-rsid="001ae67b" style:font-weight-asian="normal" style:font-weight-complex="normal"/>
    </style:style>
    <style:style style:name="P87" style:family="paragraph" style:parent-style-name="Text_20_body">
      <style:text-properties fo:font-weight="normal" officeooo:rsid="001c3566" officeooo:paragraph-rsid="001c3566" style:font-weight-asian="normal" style:font-weight-complex="normal"/>
    </style:style>
    <style:style style:name="P88" style:family="paragraph" style:parent-style-name="Text_20_body">
      <style:text-properties fo:font-weight="normal" officeooo:rsid="001c5cf6" officeooo:paragraph-rsid="001c5cf6" style:font-weight-asian="normal" style:font-weight-complex="normal"/>
    </style:style>
    <style:style style:name="P89" style:family="paragraph" style:parent-style-name="Text_20_body">
      <style:text-properties fo:font-weight="normal" officeooo:rsid="001c5cf6" officeooo:paragraph-rsid="001f8e68" style:font-weight-asian="normal" style:font-weight-complex="normal"/>
    </style:style>
    <style:style style:name="P90" style:family="paragraph" style:parent-style-name="Text_20_body">
      <style:text-properties fo:font-weight="normal" officeooo:rsid="001c5cf6" officeooo:paragraph-rsid="0020cf31" style:font-weight-asian="normal" style:font-weight-complex="normal"/>
    </style:style>
    <style:style style:name="P91" style:family="paragraph" style:parent-style-name="Text_20_body">
      <style:text-properties fo:font-weight="normal" officeooo:rsid="001f8e68" officeooo:paragraph-rsid="001f8e68" style:font-weight-asian="normal" style:font-weight-complex="normal"/>
    </style:style>
    <style:style style:name="P92" style:family="paragraph" style:parent-style-name="Text_20_body">
      <style:text-properties fo:font-weight="normal" officeooo:rsid="0020cf31" officeooo:paragraph-rsid="0020cf31" style:font-weight-asian="normal" style:font-weight-complex="normal"/>
    </style:style>
    <style:style style:name="P93" style:family="paragraph" style:parent-style-name="Text_20_body">
      <style:text-properties fo:font-weight="normal" officeooo:rsid="0020cf31" officeooo:paragraph-rsid="00228700" style:font-weight-asian="normal" style:font-weight-complex="normal"/>
    </style:style>
    <style:style style:name="P94" style:family="paragraph" style:parent-style-name="Text_20_body">
      <style:text-properties fo:font-weight="normal" officeooo:rsid="00228700" officeooo:paragraph-rsid="00228700" style:font-weight-asian="normal" style:font-weight-complex="normal"/>
    </style:style>
    <style:style style:name="P95" style:family="paragraph" style:parent-style-name="Text_20_body">
      <style:text-properties fo:font-weight="normal" officeooo:rsid="00228700" officeooo:paragraph-rsid="00246774" style:font-weight-asian="normal" style:font-weight-complex="normal"/>
    </style:style>
    <style:style style:name="P96" style:family="paragraph" style:parent-style-name="Text_20_body">
      <style:text-properties fo:font-weight="normal" officeooo:rsid="00246774" officeooo:paragraph-rsid="00246774" style:font-weight-asian="normal" style:font-weight-complex="normal"/>
    </style:style>
    <style:style style:name="P97" style:family="paragraph" style:parent-style-name="Text_20_body">
      <style:text-properties fo:font-weight="normal" officeooo:rsid="0026c7d1" officeooo:paragraph-rsid="0026c7d1" style:font-weight-asian="normal" style:font-weight-complex="normal"/>
    </style:style>
    <style:style style:name="P98" style:family="paragraph" style:parent-style-name="Text_20_body">
      <style:text-properties fo:font-weight="normal" officeooo:rsid="002a1c63" officeooo:paragraph-rsid="002a1c63" style:font-weight-asian="normal" style:font-weight-complex="normal"/>
    </style:style>
    <style:style style:name="P99" style:family="paragraph" style:parent-style-name="Text_20_body">
      <style:text-properties fo:font-weight="normal" officeooo:rsid="002a1c63" officeooo:paragraph-rsid="002af6a3" style:font-weight-asian="normal" style:font-weight-complex="normal"/>
    </style:style>
    <style:style style:name="P100" style:family="paragraph" style:parent-style-name="Text_20_body">
      <style:text-properties fo:font-weight="normal" officeooo:rsid="002a1c63" officeooo:paragraph-rsid="002be17a" style:font-weight-asian="normal" style:font-weight-complex="normal"/>
    </style:style>
    <style:style style:name="P101" style:family="paragraph" style:parent-style-name="Text_20_body">
      <style:text-properties fo:font-weight="normal" officeooo:rsid="002a1c63" officeooo:paragraph-rsid="002da36b" style:font-weight-asian="normal" style:font-weight-complex="normal"/>
    </style:style>
    <style:style style:name="P102" style:family="paragraph" style:parent-style-name="Text_20_body">
      <style:text-properties fo:font-weight="normal" officeooo:rsid="002af6a3" officeooo:paragraph-rsid="002af6a3" style:font-weight-asian="normal" style:font-weight-complex="normal"/>
    </style:style>
    <style:style style:name="P103" style:family="paragraph" style:parent-style-name="Text_20_body">
      <style:text-properties fo:font-weight="normal" officeooo:rsid="002af6a3" officeooo:paragraph-rsid="002be17a" style:font-weight-asian="normal" style:font-weight-complex="normal"/>
    </style:style>
    <style:style style:name="P104" style:family="paragraph" style:parent-style-name="Text_20_body">
      <style:text-properties fo:font-weight="normal" officeooo:rsid="002be17a" officeooo:paragraph-rsid="002be17a" style:font-weight-asian="normal" style:font-weight-complex="normal"/>
    </style:style>
    <style:style style:name="P105" style:family="paragraph" style:parent-style-name="Text_20_body">
      <style:text-properties fo:font-weight="normal" officeooo:rsid="002da36b" officeooo:paragraph-rsid="002da36b" style:font-weight-asian="normal" style:font-weight-complex="normal"/>
    </style:style>
    <style:style style:name="P106" style:family="paragraph" style:parent-style-name="Standard">
      <style:paragraph-properties style:line-height-at-least="0.476cm"/>
      <style:text-properties fo:font-weight="normal"/>
    </style:style>
    <style:style style:name="P107" style:family="paragraph" style:parent-style-name="Text_20_body">
      <style:text-properties officeooo:rsid="000ab351" officeooo:paragraph-rsid="000ab351"/>
    </style:style>
    <style:style style:name="P108" style:family="paragraph" style:parent-style-name="Preformatted_20_Text">
      <style:paragraph-properties fo:margin-top="0cm" fo:margin-bottom="0.499cm" style:contextual-spacing="false"/>
      <style:text-properties officeooo:paragraph-rsid="0009d88b"/>
    </style:style>
    <style:style style:name="P109" style:family="paragraph" style:parent-style-name="Text_20_body">
      <style:text-properties officeooo:paragraph-rsid="0009d88b"/>
    </style:style>
    <style:style style:name="P1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2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2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2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2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2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2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2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3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3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3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3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3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35" style:family="paragraph" style:parent-style-name="Text_20_body">
      <style:text-properties officeooo:paragraph-rsid="0008d8a8"/>
    </style:style>
    <style:style style:name="P136" style:family="paragraph" style:parent-style-name="Text_20_body">
      <style:text-properties officeooo:paragraph-rsid="0009a22d"/>
    </style:style>
    <style:style style:name="P137" style:family="paragraph" style:parent-style-name="Text_20_body">
      <style:text-properties officeooo:rsid="0009d88b" officeooo:paragraph-rsid="0009d88b"/>
    </style:style>
    <style:style style:name="P138" style:family="paragraph" style:parent-style-name="Text_20_body">
      <style:text-properties officeooo:paragraph-rsid="000ab351"/>
    </style:style>
    <style:style style:name="P139" style:family="paragraph" style:parent-style-name="Text_20_body">
      <style:text-properties officeooo:paragraph-rsid="000ba7b7"/>
    </style:style>
    <style:style style:name="P140" style:family="paragraph" style:parent-style-name="Text_20_body">
      <style:text-properties officeooo:paragraph-rsid="000ce836"/>
    </style:style>
    <style:style style:name="P141" style:family="paragraph" style:parent-style-name="Text_20_body">
      <style:text-properties officeooo:paragraph-rsid="000ce9ba"/>
    </style:style>
    <style:style style:name="P142" style:family="paragraph" style:parent-style-name="Text_20_body">
      <style:text-properties officeooo:paragraph-rsid="00105ef3"/>
    </style:style>
    <style:style style:name="P143" style:family="paragraph" style:parent-style-name="Text_20_body">
      <style:text-properties officeooo:paragraph-rsid="00126bc2"/>
    </style:style>
    <style:style style:name="P144" style:family="paragraph" style:parent-style-name="Text_20_body">
      <style:text-properties officeooo:paragraph-rsid="000e8b55"/>
    </style:style>
    <style:style style:name="P145" style:family="paragraph" style:parent-style-name="Text_20_body">
      <style:text-properties officeooo:paragraph-rsid="0014191c"/>
    </style:style>
    <style:style style:name="P146" style:family="paragraph" style:parent-style-name="Standard">
      <style:paragraph-properties style:line-height-at-least="0.476cm"/>
      <style:text-properties fo:color="#d4d4d4" loext:opacity="100%" style:font-name="Droid Sans Mono" fo:font-size="9.75pt" fo:font-weight="normal" fo:background-color="#282828"/>
    </style:style>
    <style:style style:name="P147"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48"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49" style:family="paragraph" style:parent-style-name="Text_20_body">
      <style:text-properties officeooo:paragraph-rsid="00197320"/>
    </style:style>
    <style:style style:name="P150" style:family="paragraph" style:parent-style-name="Text_20_body">
      <style:text-properties officeooo:paragraph-rsid="0016ca30"/>
    </style:style>
    <style:style style:name="P151" style:family="paragraph" style:parent-style-name="Text_20_body">
      <style:text-properties officeooo:rsid="00126bc2" officeooo:paragraph-rsid="0016ca30"/>
    </style:style>
    <style:style style:name="P152" style:family="paragraph" style:parent-style-name="Text_20_body">
      <style:text-properties officeooo:paragraph-rsid="00176939"/>
    </style:style>
    <style:style style:name="P153" style:family="paragraph" style:parent-style-name="Text_20_body">
      <style:text-properties officeooo:paragraph-rsid="00189afc"/>
    </style:style>
    <style:style style:name="P154" style:family="paragraph" style:parent-style-name="Text_20_body">
      <style:text-properties officeooo:paragraph-rsid="001959c6"/>
    </style:style>
    <style:style style:name="P155" style:family="paragraph" style:parent-style-name="Text_20_body">
      <style:text-properties officeooo:paragraph-rsid="001c5cf6"/>
    </style:style>
    <style:style style:name="P156" style:family="paragraph" style:parent-style-name="Text_20_body">
      <style:text-properties officeooo:paragraph-rsid="001f8e68"/>
    </style:style>
    <style:style style:name="P157" style:family="paragraph" style:parent-style-name="Text_20_body">
      <style:text-properties officeooo:paragraph-rsid="00228700"/>
    </style:style>
    <style:style style:name="P158" style:family="paragraph" style:parent-style-name="Text_20_body">
      <style:text-properties officeooo:paragraph-rsid="00246774"/>
    </style:style>
    <style:style style:name="P159" style:family="paragraph" style:parent-style-name="Text_20_body">
      <style:text-properties officeooo:paragraph-rsid="0026c7d1"/>
    </style:style>
    <style:style style:name="P160" style:family="paragraph" style:parent-style-name="Text_20_body">
      <style:text-properties officeooo:paragraph-rsid="002a1c63"/>
    </style:style>
    <style:style style:name="P161" style:family="paragraph" style:parent-style-name="Text_20_body">
      <style:text-properties officeooo:paragraph-rsid="002af6a3"/>
    </style:style>
    <style:style style:name="P162" style:family="paragraph" style:parent-style-name="Text_20_body">
      <style:text-properties officeooo:paragraph-rsid="002da36b"/>
    </style:style>
    <style:style style:name="P163" style:family="paragraph" style:parent-style-name="Text_20_body">
      <style:text-properties officeooo:paragraph-rsid="002be17a"/>
    </style:style>
    <style:style style:name="P164" style:family="paragraph" style:parent-style-name="Heading_20_1">
      <style:text-properties officeooo:rsid="00030f86" officeooo:paragraph-rsid="00030f86"/>
    </style:style>
    <style:style style:name="P165" style:family="paragraph" style:parent-style-name="Heading_20_1">
      <style:text-properties officeooo:paragraph-rsid="00030f86"/>
    </style:style>
    <style:style style:name="P166" style:family="paragraph" style:parent-style-name="Heading_20_1">
      <style:paragraph-properties fo:break-before="page"/>
      <style:text-properties officeooo:paragraph-rsid="00030f86"/>
    </style:style>
    <style:style style:name="P167" style:family="paragraph" style:parent-style-name="Heading_20_1" style:list-style-name="">
      <style:text-properties officeooo:paragraph-rsid="00030f86"/>
    </style:style>
    <style:style style:name="P168" style:family="paragraph" style:parent-style-name="Heading_20_1" style:list-style-name="">
      <style:text-properties officeooo:paragraph-rsid="000ce836"/>
    </style:style>
    <style:style style:name="P169" style:family="paragraph" style:parent-style-name="Heading_20_1" style:list-style-name="">
      <style:paragraph-properties fo:break-before="page"/>
      <style:text-properties officeooo:paragraph-rsid="000ce9ba"/>
    </style:style>
    <style:style style:name="P170" style:family="paragraph" style:parent-style-name="Heading_20_1" style:list-style-name="">
      <style:text-properties officeooo:paragraph-rsid="00126bc2"/>
    </style:style>
    <style:style style:name="P171" style:family="paragraph" style:parent-style-name="Heading_20_1" style:list-style-name="">
      <style:text-properties fo:font-weight="normal" officeooo:rsid="0007f3b0" officeooo:paragraph-rsid="00030f86" style:font-weight-asian="normal" style:font-weight-complex="normal"/>
    </style:style>
    <style:style style:name="P172" style:family="paragraph" style:parent-style-name="Heading_20_1">
      <style:text-properties officeooo:rsid="0008d8a8" officeooo:paragraph-rsid="0008d8a8"/>
    </style:style>
    <style:style style:name="P173" style:family="paragraph" style:parent-style-name="Heading_20_1">
      <style:paragraph-properties fo:break-before="page"/>
      <style:text-properties officeooo:rsid="0009a22d" officeooo:paragraph-rsid="0009a22d"/>
    </style:style>
    <style:style style:name="P174" style:family="paragraph" style:parent-style-name="Heading_20_1">
      <style:text-properties officeooo:rsid="000ab351" officeooo:paragraph-rsid="000ab351"/>
    </style:style>
    <style:style style:name="P175" style:family="paragraph" style:parent-style-name="Heading_20_1">
      <style:text-properties officeooo:rsid="000ab351" officeooo:paragraph-rsid="000ba7b7"/>
    </style:style>
    <style:style style:name="P176" style:family="paragraph" style:parent-style-name="Heading_20_1">
      <style:text-properties officeooo:paragraph-rsid="00105ef3"/>
    </style:style>
    <style:style style:name="P177" style:family="paragraph" style:parent-style-name="Heading_20_1">
      <style:paragraph-properties fo:break-before="page"/>
      <style:text-properties officeooo:paragraph-rsid="00126bc2"/>
    </style:style>
    <style:style style:name="P178" style:family="paragraph" style:parent-style-name="Heading_20_1">
      <style:paragraph-properties fo:break-before="page"/>
      <style:text-properties officeooo:rsid="0014191c" officeooo:paragraph-rsid="0014191c"/>
    </style:style>
    <style:style style:name="P179" style:family="paragraph" style:parent-style-name="Heading_20_1">
      <style:text-properties officeooo:rsid="0016ca30" officeooo:paragraph-rsid="0016ca30"/>
    </style:style>
    <style:style style:name="P180" style:family="paragraph" style:parent-style-name="Heading_20_1">
      <style:text-properties officeooo:rsid="0016ca30" officeooo:paragraph-rsid="00176939"/>
    </style:style>
    <style:style style:name="P181" style:family="paragraph" style:parent-style-name="Heading_20_1">
      <style:text-properties officeooo:rsid="0016ca30" officeooo:paragraph-rsid="00189afc"/>
    </style:style>
    <style:style style:name="P182" style:family="paragraph" style:parent-style-name="Heading_20_1">
      <style:paragraph-properties fo:break-before="page"/>
      <style:text-properties officeooo:rsid="0016ca30" officeooo:paragraph-rsid="00189afc"/>
    </style:style>
    <style:style style:name="P183" style:family="paragraph" style:parent-style-name="Heading_20_1">
      <style:text-properties officeooo:paragraph-rsid="00197320"/>
    </style:style>
    <style:style style:name="P184" style:family="paragraph" style:parent-style-name="Heading_20_1">
      <style:paragraph-properties fo:break-before="page"/>
      <style:text-properties officeooo:paragraph-rsid="00197320"/>
    </style:style>
    <style:style style:name="P185" style:family="paragraph" style:parent-style-name="Heading_20_1">
      <style:paragraph-properties fo:break-before="page"/>
      <style:text-properties officeooo:rsid="0020cf31" officeooo:paragraph-rsid="0020cf31"/>
    </style:style>
    <style:style style:name="P186" style:family="paragraph" style:parent-style-name="Heading_20_1">
      <style:text-properties officeooo:paragraph-rsid="00228700"/>
    </style:style>
    <style:style style:name="P187" style:family="paragraph" style:parent-style-name="Heading_20_1">
      <style:paragraph-properties fo:break-before="page"/>
      <style:text-properties officeooo:paragraph-rsid="00228700"/>
    </style:style>
    <style:style style:name="P188" style:family="paragraph" style:parent-style-name="Heading_20_1">
      <style:text-properties officeooo:paragraph-rsid="00246774"/>
    </style:style>
    <style:style style:name="P189" style:family="paragraph" style:parent-style-name="Heading_20_1">
      <style:text-properties officeooo:rsid="0026c7d1" officeooo:paragraph-rsid="0026c7d1"/>
    </style:style>
    <style:style style:name="P190" style:family="paragraph" style:parent-style-name="Heading_20_1">
      <style:text-properties officeooo:rsid="002a1c63" officeooo:paragraph-rsid="002a1c63"/>
    </style:style>
    <style:style style:name="P191" style:family="paragraph" style:parent-style-name="Heading_20_1">
      <style:text-properties officeooo:rsid="002be17a" officeooo:paragraph-rsid="002be17a"/>
    </style:style>
    <style:style style:name="P192" style:family="paragraph" style:parent-style-name="Heading_20_1">
      <style:paragraph-properties fo:break-before="page"/>
      <style:text-properties officeooo:rsid="002be17a" officeooo:paragraph-rsid="002be17a"/>
    </style:style>
    <style:style style:name="P193" style:family="paragraph" style:parent-style-name="Heading_20_1">
      <style:text-properties officeooo:paragraph-rsid="002da36b"/>
    </style:style>
    <style:style style:name="P194" style:family="paragraph" style:parent-style-name="Heading_20_1">
      <style:paragraph-properties fo:break-before="page"/>
      <style:text-properties officeooo:paragraph-rsid="002da36b"/>
    </style:style>
    <style:style style:name="P195" style:family="paragraph" style:parent-style-name="Heading_20_1">
      <style:text-properties officeooo:paragraph-rsid="003194be"/>
    </style:style>
    <style:style style:name="P196" style:family="paragraph" style:parent-style-name="Text_20_body" style:list-style-name="L1"/>
    <style:style style:name="P197" style:family="paragraph" style:parent-style-name="Text_20_body">
      <style:text-properties fo:font-weight="normal" officeooo:rsid="002be17a" officeooo:paragraph-rsid="002be17a" style:font-weight-asian="normal" style:font-weight-complex="normal"/>
    </style:style>
    <style:style style:name="P198" style:family="paragraph" style:parent-style-name="Text_20_body">
      <style:text-properties fo:font-weight="normal" officeooo:rsid="0031603a" officeooo:paragraph-rsid="0031603a" style:font-weight-asian="normal" style:font-weight-complex="normal"/>
    </style:style>
    <style:style style:name="P199" style:family="paragraph" style:parent-style-name="Text_20_body">
      <style:text-properties fo:font-weight="normal" officeooo:rsid="003194be" officeooo:paragraph-rsid="003194be" style:font-weight-asian="normal" style:font-weight-complex="normal"/>
    </style:style>
    <style:style style:name="P200" style:family="paragraph" style:parent-style-name="Text_20_body">
      <style:text-properties officeooo:rsid="00030f86" officeooo:paragraph-rsid="0031603a"/>
    </style:style>
    <style:style style:name="P201" style:family="paragraph" style:parent-style-name="Text_20_body">
      <style:text-properties officeooo:rsid="00030f86" officeooo:paragraph-rsid="003194be"/>
    </style:style>
    <style:style style:name="P202" style:family="paragraph" style:parent-style-name="Text_20_body">
      <style:text-properties fo:font-weight="bold" officeooo:rsid="00030f86" officeooo:paragraph-rsid="0031603a" style:font-weight-asian="bold" style:font-weight-complex="bold"/>
    </style:style>
    <style:style style:name="P203" style:family="paragraph" style:parent-style-name="Text_20_body">
      <style:text-properties fo:font-weight="bold" officeooo:rsid="00030f86" officeooo:paragraph-rsid="003194be" style:font-weight-asian="bold" style:font-weight-complex="bold"/>
    </style:style>
    <style:style style:name="P2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2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206" style:family="paragraph" style:parent-style-name="Text_20_body">
      <style:text-properties officeooo:paragraph-rsid="0031603a"/>
    </style:style>
    <style:style style:name="P207" style:family="paragraph" style:parent-style-name="Text_20_body">
      <style:text-properties officeooo:paragraph-rsid="003194be"/>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0" style:family="text">
      <style:text-properties officeooo:rsid="00030f86"/>
    </style:style>
    <style:style style:name="T11" style:family="text">
      <style:text-properties style:font-name="Liberation Serif" officeooo:rsid="00030f86"/>
    </style:style>
    <style:style style:name="T12" style:family="text">
      <style:text-properties style:font-name="Liberation Serif" fo:font-weight="bold" officeooo:rsid="00030f86" style:font-weight-asian="bold" style:font-weight-complex="bold"/>
    </style:style>
    <style:style style:name="T13" style:family="text">
      <style:text-properties style:font-name="Liberation Serif" officeooo:rsid="000e8b55"/>
    </style:style>
    <style:style style:name="T14" style:family="text">
      <style:text-properties style:font-name="Liberation Serif" officeooo:rsid="00105ef3"/>
    </style:style>
    <style:style style:name="T15" style:family="text">
      <style:text-properties fo:font-weight="bold" style:font-weight-asian="bold" style:font-weight-complex="bold"/>
    </style:style>
    <style:style style:name="T16" style:family="text">
      <style:text-properties fo:font-weight="bold" officeooo:rsid="001419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a22d" style:font-weight-asian="normal" style:font-weight-complex="normal"/>
    </style:style>
    <style:style style:name="T19" style:family="text">
      <style:text-properties fo:font-weight="normal" officeooo:rsid="000ab351" style:font-weight-asian="normal" style:font-weight-complex="normal"/>
    </style:style>
    <style:style style:name="T20" style:family="text">
      <style:text-properties fo:font-weight="normal" officeooo:rsid="000ba7b7" style:font-weight-asian="normal" style:font-weight-complex="normal"/>
    </style:style>
    <style:style style:name="T21" style:family="text">
      <style:text-properties fo:font-weight="normal" officeooo:rsid="000ce836" style:font-weight-asian="normal" style:font-weight-complex="normal"/>
    </style:style>
    <style:style style:name="T22" style:family="text">
      <style:text-properties fo:font-weight="normal" officeooo:rsid="000e8b55" style:font-weight-asian="normal" style:font-weight-complex="normal"/>
    </style:style>
    <style:style style:name="T23" style:family="text">
      <style:text-properties fo:font-weight="normal" officeooo:rsid="000ce9ba" style:font-weight-asian="normal" style:font-weight-complex="normal"/>
    </style:style>
    <style:style style:name="T24" style:family="text">
      <style:text-properties fo:font-weight="normal" officeooo:rsid="0014191c" style:font-weight-asian="normal" style:font-weight-complex="normal"/>
    </style:style>
    <style:style style:name="T25" style:family="text">
      <style:text-properties fo:font-weight="normal" officeooo:rsid="00197320" style:font-weight-asian="normal" style:font-weight-complex="normal"/>
    </style:style>
    <style:style style:name="T26" style:family="text">
      <style:text-properties fo:font-weight="normal" officeooo:rsid="001c5cf6" style:font-weight-asian="normal" style:font-weight-complex="normal"/>
    </style:style>
    <style:style style:name="T27" style:family="text">
      <style:text-properties fo:font-weight="normal" officeooo:rsid="001f8e68" style:font-weight-asian="normal" style:font-weight-complex="normal"/>
    </style:style>
    <style:style style:name="T28" style:family="text">
      <style:text-properties fo:font-weight="normal" officeooo:rsid="0020cf31" style:font-weight-asian="normal" style:font-weight-complex="normal"/>
    </style:style>
    <style:style style:name="T29" style:family="text">
      <style:text-properties fo:font-weight="normal" officeooo:rsid="00246774" style:font-weight-asian="normal" style:font-weight-complex="normal"/>
    </style:style>
    <style:style style:name="T30" style:family="text">
      <style:text-properties fo:font-weight="normal" officeooo:rsid="0026c7d1" style:font-weight-asian="normal" style:font-weight-complex="normal"/>
    </style:style>
    <style:style style:name="T31" style:family="text">
      <style:text-properties fo:font-weight="normal" officeooo:rsid="002a1c63" style:font-weight-asian="normal" style:font-weight-complex="normal"/>
    </style:style>
    <style:style style:name="T32" style:family="text">
      <style:text-properties fo:font-weight="normal" officeooo:rsid="002da36b" style:font-weight-asian="normal" style:font-weight-complex="normal"/>
    </style:style>
    <style:style style:name="T33" style:family="text">
      <style:text-properties fo:font-weight="normal" officeooo:rsid="0031603a" style:font-weight-asian="normal" style:font-weight-complex="normal"/>
    </style:style>
    <style:style style:name="T34" style:family="text">
      <style:text-properties fo:font-weight="normal" officeooo:rsid="003194be" style:font-weight-asian="normal" style:font-weight-complex="normal"/>
    </style:style>
    <style:style style:name="T35" style:family="text">
      <style:text-properties officeooo:rsid="00069dcd"/>
    </style:style>
    <style:style style:name="T36" style:family="text">
      <style:text-properties officeooo:rsid="0008d8a8"/>
    </style:style>
    <style:style style:name="T37" style:family="text">
      <style:text-properties officeooo:rsid="000ce836"/>
    </style:style>
    <style:style style:name="T38" style:family="text">
      <style:text-properties officeooo:rsid="000e8b55"/>
    </style:style>
    <style:style style:name="T39" style:family="text">
      <style:text-properties officeooo:rsid="00105ef3"/>
    </style:style>
    <style:style style:name="T40" style:family="text">
      <style:text-properties officeooo:rsid="00126bc2"/>
    </style:style>
    <style:style style:name="T41" style:family="text">
      <style:text-properties officeooo:rsid="0014191c"/>
    </style:style>
    <style:style style:name="T42" style:family="text">
      <style:text-properties fo:color="#c586c0" loext:opacity="100%"/>
    </style:style>
    <style:style style:name="T43" style:family="text">
      <style:text-properties fo:color="#d4d4d4" loext:opacity="100%" style:font-name="Droid Sans Mono" fo:font-size="9.75pt" fo:background-color="#282828" loext:char-shading-value="0"/>
    </style:style>
    <style:style style:name="T44" style:family="text">
      <style:text-properties fo:color="#569cd6" loext:opacity="100%"/>
    </style:style>
    <style:style style:name="T45" style:family="text">
      <style:text-properties fo:color="#b5cea8" loext:opacity="100%"/>
    </style:style>
    <style:style style:name="T46" style:family="text">
      <style:text-properties fo:color="#b5cea8" loext:opacity="100%" style:font-name="Droid Sans Mono" fo:font-size="9.75pt" fo:background-color="#282828" loext:char-shading-value="0"/>
    </style:style>
    <style:style style:name="T47" style:family="text">
      <style:text-properties officeooo:rsid="0016ca30"/>
    </style:style>
    <style:style style:name="T48" style:family="text">
      <style:text-properties officeooo:rsid="001c3566"/>
    </style:style>
    <style:style style:name="T49" style:family="text">
      <style:text-properties officeooo:rsid="001c5cf6"/>
    </style:style>
    <style:style style:name="T50" style:family="text">
      <style:text-properties officeooo:rsid="0020cf31"/>
    </style:style>
    <style:style style:name="T51" style:family="text">
      <style:text-properties officeooo:rsid="00228700"/>
    </style:style>
    <style:style style:name="T52" style:family="text">
      <style:text-properties officeooo:rsid="00246774"/>
    </style:style>
    <style:style style:name="T53" style:family="text">
      <style:text-properties officeooo:rsid="0028769a"/>
    </style:style>
    <style:style style:name="T54" style:family="text">
      <style:text-properties officeooo:rsid="002a1c63"/>
    </style:style>
    <style:style style:name="T55" style:family="text">
      <style:text-properties officeooo:rsid="002be17a"/>
    </style:style>
    <style:style style:name="T56" style:family="text">
      <style:text-properties officeooo:rsid="002da36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64" text:outline-level="1">Problem Name</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5">Status</text:span>: Success</text:p>
      <text:p text:style-name="P28">Time Taken: <text:span text:style-name="T1">24min</text:span></text:p>
      <text:p text:style-name="P111">Date: 14th August 2025</text:p>
      <text:p text:style-name="P110">Solution Notes: </text:p>
      <text:p text:style-name="P62">notes here</text:p>
      <text:h text:style-name="Heading_20_1" text:outline-level="1">Lists</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5">Status</text:span>: Success</text:p>
      <text:p text:style-name="P28">Time Taken: <text:span text:style-name="T1">21min</text:span></text:p>
      <text:p text:style-name="P54"><text:span text:style-name="T6">Date: 14</text:span><text:span text:style-name="T9">th</text:span><text:span text:style-name="T6"> August 2025</text:span></text:p>
      <text:p text:style-name="P28">Solution Notes: </text:p>
      <text:p text:style-name="P61">Make sure that all code can deal with multiple test cases it, just simple if and elif statements. </text:p>
      <text:h text:style-name="P165" text:outline-level="1" text:is-list-header="true">Find the Runner-Up Score!</text:h>
      <text:p text:style-name="P1"><text:span text:style-name="T12">Link</text:span><text:span text:style-name="T11">: </text:span><text:a xlink:type="simple" xlink:href="https://www.hackerrank.com/challenges/find-second-maximum-number-in-a-list/problem" text:style-name="Internet_20_link" text:visited-style-name="Visited_20_Internet_20_Link"><text:span text:style-name="T11">https://www.hackerrank.com/challenges/find-second-maximum-number-in-a-list/problem</text:span></text:a><text:span text:style-name="T11"> </text:span><text:span text:style-name="T2"><text:s/></text:span></text:p>
      <text:p text:style-name="P2"><text:span text:style-name="T15">Status</text:span>: Success</text:p>
      <text:p text:style-name="P28">Time Taken: <text:span text:style-name="T17">40</text:span><text:span text:style-name="T4">min</text:span></text:p>
      <text:p text:style-name="P28">Date: 14th August 2025</text:p>
      <text:p text:style-name="P28">Solution Notes: </text:p>
      <text:p text:style-name="P61">add all elements to a set, which removes duplicates, before popping the maximum value, only leaving the runner up, which can be accessed using max. </text:p>
      <text:h text:style-name="P167" text:outline-level="1"/>
      <text:h text:style-name="P166" text:outline-level="1">collections.Counter()</text:h>
      <text:p text:style-name="P1"><text:span text:style-name="T12">Link</text:span><text:span text:style-name="T1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5">Status</text:span>: Success</text:p>
      <text:p text:style-name="P28">Time Taken: <text:span text:style-name="T36">2</text:span>5<text:span text:style-name="T1">min</text:span></text:p>
      <text:p text:style-name="P111">Date: 14th August 2025</text:p>
      <text:p text:style-name="P28">Solution Notes: </text:p>
      <text:p text:style-name="P62">get all required information about number of shoes, shoes list, the number of orders and, the orders with the shoe size and corresponding price, using input. </text:p>
      <text:p text:style-name="P62">remove each shoe size once it is bought, and sum relevant prices and return that output. </text:p>
      <text:h text:style-name="P165" text:outline-level="1">Select All</text:h>
      <text:p text:style-name="P1"><text:span text:style-name="T12">Link</text:span><text:span text:style-name="T11">: </text:span><text:a xlink:type="simple" xlink:href="https://www.hackerrank.com/challenges/select-all-sql/problem" text:style-name="Internet_20_link" text:visited-style-name="Visited_20_Internet_20_Link"><text:span text:style-name="T11">https://www.hackerrank.com/challenges/select-all-sql/problem</text:span></text:a><text:span text:style-name="T11"> </text:span><text:span text:style-name="T1"><text:s/></text:span></text:p>
      <text:p text:style-name="P2"><text:span text:style-name="T15">Status</text:span>: Success</text:p>
      <text:p text:style-name="P28">Time Taken: 5<text:span text:style-name="T1">min</text:span></text:p>
      <text:p text:style-name="P111">Date: 14th August 2025</text:p>
      <text:p text:style-name="P28">Solution Notes: </text:p>
      <text:p text:style-name="P62">Just select all using SQL, <text:span text:style-name="T35">nothing complicated</text:span></text:p>
      <text:h text:style-name="P165" text:outline-level="1">Weather Observation Station 1</text:h>
      <text:p text:style-name="P1"><text:span text:style-name="T12">Link</text:span><text:span text:style-name="T1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5">Status</text:span>: Success</text:p>
      <text:p text:style-name="P28">Time Taken: 5<text:span text:style-name="T1">min</text:span></text:p>
      <text:p text:style-name="P111">Date: 14th August 2025</text:p>
      <text:p text:style-name="P28">Solution Notes: </text:p>
      <text:p text:style-name="P63">Just select the city and state from the station table using SQL. </text:p>
      <text:h text:style-name="P167" text:outline-level="1"/>
      <text:h text:style-name="P166" text:outline-level="1">Weather Observation Station <text:span text:style-name="T10">2</text:span></text:h>
      <text:p text:style-name="P1"><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2/problem</text:span></text:a><text:span text:style-name="T11"> </text:span><text:span text:style-name="T1"><text:s/></text:span></text:p>
      <text:p text:style-name="P2"><text:span text:style-name="T15">Status</text:span>: Success</text:p>
      <text:p text:style-name="P28">Time Taken: <text:span text:style-name="T17">5</text:span><text:span text:style-name="T4">min</text:span></text:p>
      <text:p text:style-name="P111">Date: 14th August 2025 </text:p>
      <text:p text:style-name="P28">Solution Notes: </text:p>
      <text:p text:style-name="P64">sum the lat and long values and output them to two decimal places, just had to research the ROUND keyword. </text:p>
      <text:h text:style-name="P165" text:outline-level="1">Population Census</text:h>
      <text:p text:style-name="P1"><text:span text:style-name="T12">Link</text:span><text:span text:style-name="T1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5">Status</text:span>: Success</text:p>
      <text:p text:style-name="P28">Time Taken: <text:span text:style-name="T17">20</text:span><text:span text:style-name="T4">min</text:span></text:p>
      <text:p text:style-name="P111">Date: 14th August 2025</text:p>
      <text:p text:style-name="P28">Solution Notes: </text:p>
      <text:p text:style-name="P64">firstly need to sum the city population, before perfomring a jobin using the country table on the city.country code and make sure that is Asia, need to research more about joins in SQL. </text:p>
      <text:h text:style-name="P171" text:outline-level="1"/>
      <text:h text:style-name="P166" text:outline-level="1">Two Sum</text:h>
      <text:p text:style-name="P1"><text:span text:style-name="T12">Link</text:span><text:span text:style-name="T1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5">Status</text:span>: Success</text:p>
      <text:p text:style-name="P28">Time Taken: <text:span text:style-name="T17">15</text:span><text:span text:style-name="T4">min</text:span></text:p>
      <text:p text:style-name="P29"><text:span text:style-name="T6">Date: 1</text:span><text:span text:style-name="T7">5</text:span><text:span text:style-name="T6">th August 2025</text:span></text:p>
      <text:p text:style-name="P28">Solution Notes: </text:p>
      <text:p text:style-name="P64">Firstly initialise an empty dictionary, to store the value and its corresponding index. </text:p>
      <text:p text:style-name="P64">Then enumerate over the array, extracting the index I and the number n. </text:p>
      <text:p text:style-name="P64">Then calculate the difference between the current target and n by doing difference = target – n </text:p>
      <text:p text:style-name="P64">Check if that value is in the dictionary, if it is return index n and the index in the dictionary. </text:p>
      <text:p text:style-name="P74">Else just add it to the dictionary (there is a sum that result in the target value, so don’t need to handle that case). </text:p>
      <text:p text:style-name="P55">Time Complexity: <text:span text:style-name="T17">O(n)</text:span> </text:p>
      <text:p text:style-name="P55">Space Complexity: <text:span text:style-name="T17">O(n)</text:span></text:p>
      <text:h text:style-name="P172" text:outline-level="1">Tuples</text:h>
      <text:p text:style-name="P135"><text:span text:style-name="T12">Link</text:span><text:span text:style-name="T1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5">Status</text:span>: Success</text:p>
      <text:p text:style-name="P29">Time Taken: <text:span text:style-name="T1">24min</text:span></text:p>
      <text:p text:style-name="P29"><text:span text:style-name="T6">Date: 1</text:span><text:span text:style-name="T7">5</text:span><text:span text:style-name="T6">th August 2025</text:span></text:p>
      <text:p text:style-name="P111">Solution Notes: </text:p>
      <text:p text:style-name="P65">had to change to python2 just use the hash function on the given input</text:p>
      <text:h text:style-name="P172" text:outline-level="1">Swap Case</text:h>
      <text:p text:style-name="P135"><text:span text:style-name="T12">Link</text:span><text:span text:style-name="T1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5">Status</text:span>: Success</text:p>
      <text:p text:style-name="P29">Time Taken: <text:span text:style-name="T1">24min</text:span></text:p>
      <text:p text:style-name="P29"><text:span text:style-name="T6">Date: 1</text:span><text:span text:style-name="T7">5</text:span><text:span text:style-name="T6">th August 2025</text:span></text:p>
      <text:p text:style-name="P111">Solution Notes: </text:p>
      <text:p text:style-name="P65">Take in string get every character check if it is upper or lowercase and then convert it to the opposite type, before appending it back to a new result string and return it, should have used swapcase() function on the input string. </text:p>
      <text:h text:style-name="P173" text:outline-level="1">List Comprehensions</text:h>
      <text:p text:style-name="P136"><text:span text:style-name="T12">Link</text:span><text:span text:style-name="T1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5">Status</text:span>: Success</text:p>
      <text:p text:style-name="P30">Time Taken: <text:span text:style-name="T18">10</text:span><text:span text:style-name="T4">min</text:span></text:p>
      <text:p text:style-name="P30"><text:span text:style-name="T6">Date: 1</text:span><text:span text:style-name="T7">5</text:span><text:span text:style-name="T6">th August 2025</text:span></text:p>
      <text:p text:style-name="P112">Solution Notes: </text:p>
      <text:p text:style-name="P66">it is simply just three nested for loop for x, y and z on the index of I, j, k, before checking if adding I, j, k and storing the valid permutations if it does not equal n. </text:p>
      <text:p text:style-name="P66">Had to use the following notation instead of three nested for loops: </text:p>
      <text:p text:style-name="P136">&gt;&gt;&gt; print([[x, y] for x in [1, 2, 3] for y in [4, 5, 6]])</text:p>
      <text:p text:style-name="P108">[[1, 4], [1, 5], [1, 6], [2, 4], [2, 5], [2, 6], [3, 4], [3, 5], [3, 6]]</text:p>
      <text:h text:style-name="P174" text:outline-level="1">Find Percentage</text:h>
      <text:p text:style-name="P109"><text:span text:style-name="T12">Link</text:span><text:span text:style-name="T1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5">Status</text:span>: Success</text:p>
      <text:p text:style-name="P31">Time Taken: <text:span text:style-name="T18">10</text:span><text:span text:style-name="T4">min</text:span></text:p>
      <text:p text:style-name="P31"><text:span text:style-name="T6">Date: 1</text:span><text:span text:style-name="T7">5</text:span><text:span text:style-name="T6">th August 2025</text:span></text:p>
      <text:p text:style-name="P113">Solution Notes: </text:p>
      <text:p text:style-name="P137">use the query name to reference the relevant students marks, before obtaining the average mark and formatting it to 2 decimal place, which I had to search up. </text:p>
      <text:h text:style-name="P174" text:outline-level="1">Nested Lists</text:h>
      <text:p text:style-name="P138"><text:span text:style-name="T12">Link</text:span><text:span text:style-name="T1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5">Status</text:span>: Success</text:p>
      <text:p text:style-name="P32">Time Taken: <text:span text:style-name="T19">20</text:span><text:span text:style-name="T4">min</text:span></text:p>
      <text:p text:style-name="P32"><text:span text:style-name="T6">Date: 1</text:span><text:span text:style-name="T7">5</text:span><text:span text:style-name="T6">th August 2025</text:span></text:p>
      <text:p text:style-name="P114">Solution Notes: </text:p>
      <text:p text:style-name="P107">combine the names and score into a list containning other lists with names and corresponding scores. </text:p>
      <text:p text:style-name="P107">Then create an empty set and only add the scores (this has the effect of only keeping the unique scores) done by [I][1] index, before sorting them </text:p>
      <text:p text:style-name="P107">Then the runner_up score will be at index 1, use this to loop over the combined list and appending any names with the same score to a names list, before sorting and printing it. </text:p>
      <text:h text:style-name="P175" text:outline-level="1"><text:soft-page-break/>String Split and Join</text:h>
      <text:p text:style-name="P139"><text:span text:style-name="T12">Link</text:span><text:span text:style-name="T1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5">Status</text:span>: Success</text:p>
      <text:p text:style-name="P33">Time Taken: <text:span text:style-name="T20">5</text:span><text:span text:style-name="T4">min</text:span></text:p>
      <text:p text:style-name="P33"><text:span text:style-name="T6">Date: 1</text:span><text:span text:style-name="T8">9</text:span><text:span text:style-name="T6">th August 2025</text:span></text:p>
      <text:p text:style-name="P115">Solution Notes: </text:p>
      <text:p text:style-name="P68">use the .join function with the “-” on the input split on the “ ”. </text:p>
      <text:h text:style-name="P175" text:outline-level="1">What's Your Name?</text:h>
      <text:p text:style-name="P139"><text:span text:style-name="T12">Link</text:span><text:span text:style-name="T1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5">Status</text:span>: Success</text:p>
      <text:p text:style-name="P33">Time Taken: <text:span text:style-name="T20">3</text:span><text:span text:style-name="T4">min</text:span></text:p>
      <text:p text:style-name="P33"><text:span text:style-name="T6">Date: 1</text:span><text:span text:style-name="T8">9</text:span><text:span text:style-name="T6">th August 2025</text:span></text:p>
      <text:p text:style-name="P115">Solution Notes: </text:p>
      <text:p text:style-name="P68">just use f string to print the given name variables. </text:p>
      <text:h text:style-name="P175" text:outline-level="1">Mutations</text:h>
      <text:p text:style-name="P139"><text:span text:style-name="T12">Link</text:span><text:span text:style-name="T1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5">Status</text:span>: Success</text:p>
      <text:p text:style-name="P33">Time Taken: <text:span text:style-name="T20">5</text:span><text:span text:style-name="T4">min</text:span></text:p>
      <text:p text:style-name="P33"><text:span text:style-name="T6">Date: 1</text:span><text:span text:style-name="T8">9</text:span><text:span text:style-name="T6">th August 2025</text:span></text:p>
      <text:p text:style-name="P115">Solution Notes: </text:p>
      <text:p text:style-name="P68">Either convert the string into a list using the list() turning the string into [“a”, “b”, … “n”]. </text:p>
      <text:p text:style-name="P68">Then update the character at the given position variable accessed like [position] with the new character variable. </text:p>
      <text:p text:style-name="P68">Before joining this list back into a string using “”.join(l)</text:p>
      <text:p text:style-name="P6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68">had to write the input, desired output and my output into a text document to see where my code was going wrong. </text:p>
      <text:p text:style-name="P67"/>
      <text:h text:style-name="P168" text:outline-level="1"><text:soft-page-break/>Revising the Select Query I</text:h>
      <text:p text:style-name="P140"><text:span text:style-name="T12">Link</text:span><text:span text:style-name="T1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5">Status</text:span>: Success</text:p>
      <text:p text:style-name="P34">Time Taken: <text:span text:style-name="T21">5</text:span><text:span text:style-name="T4">min</text:span></text:p>
      <text:p text:style-name="P116">Date: <text:span text:style-name="T37">19th</text:span> August 2025</text:p>
      <text:p text:style-name="P34">Solution Notes: </text:p>
      <text:p text:style-name="P69">just use a basic select statement with a where and a AND statement to get results greater than population number and only in the USA. </text:p>
      <text:h text:style-name="P168" text:outline-level="1">Revising the Select Query <text:span text:style-name="T37">2</text:span></text:h>
      <text:p text:style-name="P140"><text:span text:style-name="T12">Link</text:span><text:span text:style-name="T1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5">Status</text:span>: Success</text:p>
      <text:p text:style-name="P34">Time Taken: <text:span text:style-name="T21">5</text:span><text:span text:style-name="T4">min</text:span></text:p>
      <text:p text:style-name="P116">Date: <text:span text:style-name="T37">19th</text:span> August 2025</text:p>
      <text:p text:style-name="P34">Solution Notes: </text:p>
      <text:p text:style-name="P69">Same as select query 1 just only get the city this time. </text:p>
      <text:h text:style-name="P168" text:outline-level="1">Select By ID</text:h>
      <text:p text:style-name="P140"><text:span text:style-name="T12">Link</text:span><text:span text:style-name="T1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5">Status</text:span>: Success</text:p>
      <text:p text:style-name="P34">Time Taken: <text:span text:style-name="T21">5</text:span><text:span text:style-name="T4">min</text:span></text:p>
      <text:p text:style-name="P116">Date: <text:span text:style-name="T37">19th</text:span> August 2025</text:p>
      <text:p text:style-name="P34">Solution Notes: </text:p>
      <text:p text:style-name="P69">Just select the city based on ID. </text:p>
      <text:h text:style-name="P169" text:outline-level="1">Japanese Cities' Attributes</text:h>
      <text:p text:style-name="P141"><text:span text:style-name="T12">Link</text:span><text:span text:style-name="T1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5">Status</text:span>: Success</text:p>
      <text:p text:style-name="P35">Time Taken: <text:span text:style-name="T21">5</text:span><text:span text:style-name="T4">min</text:span></text:p>
      <text:p text:style-name="P117">Date: <text:span text:style-name="T37">19th</text:span> August 2025</text:p>
      <text:p text:style-name="P35">Solution Notes: </text:p>
      <text:p text:style-name="P144"><text:span text:style-name="T21">Just select the </text:span><text:span text:style-name="T22">information</text:span><text:span text:style-name="T21"> based on </text:span><text:span text:style-name="T23">country Japan </text:span></text:p>
      <text:h text:style-name="Heading_20_1" text:outline-level="1">Japanese Cities' Names</text:h>
      <text:p text:style-name="P144"><text:span text:style-name="T12">Link</text:span><text:span text:style-name="T1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5">Status</text:span>: Success</text:p>
      <text:p text:style-name="P36">Time Taken: <text:span text:style-name="T21">5</text:span><text:span text:style-name="T4">min</text:span></text:p>
      <text:p text:style-name="P118">Date: <text:span text:style-name="T37">19th</text:span> August 2025</text:p>
      <text:p text:style-name="P36">Solution Notes: </text:p>
      <text:p text:style-name="P144"><text:span text:style-name="T21">Just select the </text:span><text:span text:style-name="T22">city</text:span><text:span text:style-name="T21"> </text:span><text:span text:style-name="T22">information</text:span><text:span text:style-name="T21"> based on </text:span><text:span text:style-name="T23">country Japan </text:span></text:p>
      <text:h text:style-name="Heading_20_1" text:outline-level="1">Weather Observation Station <text:span text:style-name="T38">3</text:span></text:h>
      <text:p text:style-name="P144"><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3">3</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0"><text:span text:style-name="T15">Status</text:span>: Success</text:p>
      <text:p text:style-name="P36">Time Taken: <text:span text:style-name="T17">5</text:span><text:span text:style-name="T4">min</text:span></text:p>
      <text:p text:style-name="P118">Date: <text:span text:style-name="T38">19th</text:span> August 2025 </text:p>
      <text:p text:style-name="P36">Solution Notes: </text:p>
      <text:p text:style-name="P70">select all distinct cities from the station where the id is divisible by 2 had google how to do mod in sql. </text:p>
      <text:h text:style-name="P176" text:outline-level="1">Weather Observation Station <text:span text:style-name="T39">4</text:span></text:h>
      <text:p text:style-name="P142"><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4</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7">Time Taken: <text:span text:style-name="T17">5</text:span><text:span text:style-name="T4">min</text:span></text:p>
      <text:p text:style-name="P119">Date: <text:span text:style-name="T38">19th</text:span> August 2025 </text:p>
      <text:p text:style-name="P37">Solution Notes: </text:p>
      <text:p text:style-name="P71">needed to return the unique number of cites, so used the total count of cities subtracted from the total number of distinct cites. </text:p>
      <text:h text:style-name="P176" text:outline-level="1"><text:soft-page-break/>Weather Observation Station <text:span text:style-name="T39">5</text:span></text:h>
      <text:p text:style-name="P142"><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5</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7">Time Taken: <text:span text:style-name="T17">5</text:span><text:span text:style-name="T4">min</text:span></text:p>
      <text:p text:style-name="P119">Date: <text:span text:style-name="T38">19th</text:span> August 2025 </text:p>
      <text:p text:style-name="P37">Solution Notes: </text:p>
      <text:p text:style-name="P72">goal needed to find two cities with the shortest and longest name (if there are two cities with the same length name return it in alphabetical order) returning the city name and length of the city. </text:p>
      <text:p text:style-name="P72">so firstly find the length of the cities as city_length from the station order by the city_length ascending <text:span text:style-name="T40">(alphabetically) and then do the same for, but with desc (reverse alphabetical order)</text:span></text:p>
      <text:p text:style-name="P73">Limit both of these outputs to 1, as specified in the question. </text:p>
      <text:h text:style-name="P170" text:outline-level="1"/>
      <text:h text:style-name="P177" text:outline-level="1">Valid Anagram</text:h>
      <text:p text:style-name="P143"><text:span text:style-name="T12">Link</text:span><text:span text:style-name="T1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5">Status</text:span>: Success</text:p>
      <text:p text:style-name="P38">Time Taken: <text:span text:style-name="T17">5</text:span><text:span text:style-name="T4">min</text:span></text:p>
      <text:p text:style-name="P120">Date: <text:span text:style-name="T41">20</text:span><text:span text:style-name="T38">th</text:span> August 2025 </text:p>
      <text:p text:style-name="P38">Solution Notes: </text:p>
      <text:p text:style-name="P73">Solution 1: </text:p>
      <text:p text:style-name="P73">Sort both the strings, compare them if they match return true otherwise return false, because an anagram will have the same letters </text:p>
      <text:p text:style-name="P55">Time Complexity: <text:span text:style-name="T17">O(n </text:span><text:span text:style-name="T24">log n</text:span><text:span text:style-name="T17">)</text:span> </text:p>
      <text:p text:style-name="P55">Space Complexity: <text:span text:style-name="T17">O(n) </text:span><text:span text:style-name="T24">or O(1) depending on sorting algorithm used </text:span></text:p>
      <text:p text:style-name="P75">Solution 2: </text:p>
      <text:p text:style-name="P75">Check if string lengths are equal, if they are not return false, otherwise Create two dictionaries, which will store the letter and its frequency occurred for both strings, then compare them if they match return true, else return false. </text:p>
      <text:p text:style-name="P77">Improvements to this solution would be to write hash_map[s[i]] = 1 + hash_map.get(s[i], 0) (basically if it exists already add 1 to the counter, other wise add a zero before adding 1)</text:p>
      <text:p text:style-name="P77">instead of </text:p>
      <text:p text:style-name="P147"><text:span text:style-name="T42">if</text:span> char <text:span text:style-name="T44">in</text:span> freq_hashmap1: </text:p>
      <text:p text:style-name="P146">freq_hashmap1[char] += <text:span text:style-name="T45">1</text:span></text:p>
      <text:p text:style-name="P146"><text:span text:style-name="T42">else</text:span>: </text:p>
      <text:p text:style-name="P106"><text:span text:style-name="T43">freq_hashmap1[char] = </text:span><text:span text:style-name="T46">1</text:span><text:span text:style-name="T43"> </text:span></text:p>
      <text:p text:style-name="P148"/>
      <text:p text:style-name="P78">This can be done for both hashmaps in one for loop instead of two because the length of the strings are guaranteed to be the same at this point. </text:p>
      <text:p text:style-name="P79">Then in another for loop you compare to see if each character from hashmap_a matches hashmap_b in using the code if hashmap_a[character] != hashmap_b.get(character, 0) return false, otherwise it return true meaning they are anagrams. </text:p>
      <text:p text:style-name="P57">Time Complexity: <text:span text:style-name="T17">O(n)</text:span> </text:p>
      <text:p text:style-name="P56">Space Complexity:<text:span text:style-name="T17"> </text:span><text:span text:style-name="T24">O(1) </text:span></text:p>
      <text:h text:style-name="P178" text:outline-level="1">Contains Duplicate</text:h>
      <text:p text:style-name="P145"><text:span text:style-name="T12">Link</text:span><text:span text:style-name="T1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5">Status</text:span>: Success</text:p>
      <text:p text:style-name="P39">Time Taken: <text:span text:style-name="T17">5</text:span><text:span text:style-name="T4">min</text:span></text:p>
      <text:p text:style-name="P121">Date: <text:span text:style-name="T41">20</text:span><text:span text:style-name="T38">th</text:span> August 2025 </text:p>
      <text:p text:style-name="P39">Solution Notes: </text:p>
      <text:p text:style-name="P75">create a set to store unique values then iterate over the list if the current value is in the set return true, otherwise add it to the set, until the end of the array, if all elements are unique it will return false. </text:p>
      <text:p text:style-name="P75">This is better than another approach, which would be O(n^2) of checking the value at index I and comparing it to the rest of the array, to see if any duplicates are found. </text:p>
      <text:p text:style-name="P56">Time Complexity: <text:span text:style-name="T17">O(n)</text:span> </text:p>
      <text:p text:style-name="P151"><text:span text:style-name="T16">Space Complexity: </text:span><text:span text:style-name="T24">O(n) </text:span></text:p>
      <text:h text:style-name="Heading_20_1" text:outline-level="1">Text Alignment</text:h>
      <text:p text:style-name="P150"><text:span text:style-name="T12">Link</text:span><text:span text:style-name="T1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5">Status</text:span>: Success</text:p>
      <text:p text:style-name="P40">Time Taken: <text:span text:style-name="T17">5</text:span><text:span text:style-name="T4">min</text:span></text:p>
      <text:p text:style-name="P122">Date: <text:span text:style-name="T41">2</text:span><text:span text:style-name="T47">5</text:span><text:span text:style-name="T38">th</text:span> August 2025 </text:p>
      <text:p text:style-name="P40">Solution Notes: </text:p>
      <text:p text:style-name="P80">Use ljust, .center and rjust to correctly fill out the predefined code to print out the symbol. </text:p>
      <text:h text:style-name="P179" text:outline-level="1">Find a string </text:h>
      <text:p text:style-name="P150"><text:span text:style-name="T12">Link</text:span><text:span text:style-name="T1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5">Status</text:span>: Success</text:p>
      <text:p text:style-name="P40">Time Taken: <text:span text:style-name="T17">5</text:span><text:span text:style-name="T4">min</text:span></text:p>
      <text:p text:style-name="P122">Date: <text:span text:style-name="T41">2</text:span><text:span text:style-name="T47">5</text:span><text:span text:style-name="T38">th</text:span> August 2025 </text:p>
      <text:p text:style-name="P40">Solution Notes: </text:p>
      <text:p text:style-name="P80">start a count after receiving a string and the desired sub string to find the number of times that substring appears. </text:p>
      <text:p text:style-name="P80">So loop for the length of the string, and checking if string I: startswith the sub_string increment a count, before returning it. </text:p>
      <text:p text:style-name="P76"/>
      <text:h text:style-name="P180" text:outline-level="1"><text:soft-page-break/>String Validators</text:h>
      <text:p text:style-name="P152"><text:span text:style-name="T12">Link</text:span><text:span text:style-name="T1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5">Status</text:span>: Success</text:p>
      <text:p text:style-name="P41">Time Taken: <text:span text:style-name="T17">5</text:span><text:span text:style-name="T4">min</text:span></text:p>
      <text:p text:style-name="P123">Date: <text:span text:style-name="T41">2</text:span><text:span text:style-name="T47">5</text:span><text:span text:style-name="T38">th</text:span> August 2025 </text:p>
      <text:p text:style-name="P41">Solution Notes: </text:p>
      <text:p text:style-name="P81">basically return true or false if any of the string characters are either alphanumeric, alphabetic, digits, uppercase, lowercase </text:p>
      <text:p text:style-name="P81">this is done by assigning a variable using the command any(c.condition for c in s)</text:p>
      <text:h text:style-name="P180" text:outline-level="1">Text Wrap</text:h>
      <text:p text:style-name="P152"><text:span text:style-name="T12">Link</text:span><text:span text:style-name="T1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5">Status</text:span>: Success</text:p>
      <text:p text:style-name="P41">Time Taken: <text:span text:style-name="T17">5</text:span><text:span text:style-name="T4">min</text:span></text:p>
      <text:p text:style-name="P123">Date: <text:span text:style-name="T41">2</text:span><text:span text:style-name="T47">5</text:span><text:span text:style-name="T38">th</text:span> August 2025 </text:p>
      <text:p text:style-name="P41">Solution Notes: </text:p>
      <text:p text:style-name="P81">given string output across new lines in chunks of a specified length. </text:p>
      <text:p text:style-name="P81">To do this loop of over the string from 0 to the string at the increment given, before appending that new string from I:i + max width + a new line and then printing it out. </text:p>
      <text:h text:style-name="P181" text:outline-level="1">Designer Door Mat</text:h>
      <text:p text:style-name="P153"><text:span text:style-name="T12">Link</text:span><text:span text:style-name="T1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5">Status</text:span>: Success</text:p>
      <text:p text:style-name="P42">Time Taken: <text:span text:style-name="T17">5</text:span><text:span text:style-name="T4">min</text:span></text:p>
      <text:p text:style-name="P124">Date: <text:span text:style-name="T41">2</text:span><text:span text:style-name="T47">5</text:span><text:span text:style-name="T38">th</text:span> August 2025 </text:p>
      <text:p text:style-name="P42">Solution Notes: </text:p>
      <text:p text:style-name="P82">given a n by m map print a pattern with welcome in the center using with for the top you loop through the value of n, in increments of 2 wrtiing .|. before having ---- on either side with the bottom being this code reversed so you count down from N </text:p>
      <text:h text:style-name="P182" text:outline-level="1">String Formatting</text:h>
      <text:p text:style-name="P153"><text:span text:style-name="T12">Link</text:span><text:span text:style-name="T1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5">Status</text:span>: Success</text:p>
      <text:p text:style-name="P42">Time Taken: <text:span text:style-name="T17">5</text:span><text:span text:style-name="T4">min</text:span></text:p>
      <text:p text:style-name="P124">Date: <text:span text:style-name="T41">2</text:span><text:span text:style-name="T47">5</text:span><text:span text:style-name="T38">th</text:span> August 2025 </text:p>
      <text:p text:style-name="P42">Solution Notes: </text:p>
      <text:p text:style-name="P82">given an integer n starting from one output itself, binary, octal and hex values, with some special formating using rjust and the width of the length of the binary number output. </text:p>
      <text:p text:style-name="P83">With the [2:] being used to get rid of the 0x output to the binary and hex outputs. </text:p>
      <text:h text:style-name="Heading_20_1" text:outline-level="1">Capitalize!</text:h>
      <text:p text:style-name="P154"><text:span text:style-name="T12">Link</text:span><text:span text:style-name="T1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5">Status</text:span>: Success</text:p>
      <text:p text:style-name="P43">Time Taken: <text:span text:style-name="T17">5</text:span><text:span text:style-name="T4">min</text:span></text:p>
      <text:p text:style-name="P125">Date: <text:span text:style-name="T41">2</text:span><text:span text:style-name="T47">5</text:span><text:span text:style-name="T38">th</text:span> August 2025 </text:p>
      <text:p text:style-name="P43">Solution Notes: </text:p>
      <text:p text:style-name="P84">given a string capitalize the first letter of it. </text:p>
      <text:p text:style-name="P84">Split the string on spaces </text:p>
      <text:p text:style-name="P84">loop through words using the .capitalize() to capitalize the first letter plus adding the space back again and appending it to a result variable and return it. </text:p>
      <text:h text:style-name="P183" text:outline-level="1">Alphabet Rangoli</text:h>
      <text:p text:style-name="P149"><text:span text:style-name="T12">Link</text:span><text:span text:style-name="T1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5">Status</text:span>: Success</text:p>
      <text:p text:style-name="P44">Time Taken: <text:span text:style-name="T25">1</text:span><text:span text:style-name="T17">5</text:span><text:span text:style-name="T4">min</text:span></text:p>
      <text:p text:style-name="P126">Date: <text:span text:style-name="T41">2</text:span><text:span text:style-name="T47">5</text:span><text:span text:style-name="T38">th</text:span> August 2025 </text:p>
      <text:p text:style-name="P44">Solution Notes: </text:p>
      <text:p text:style-name="P85">firstly each line will contain some varience of N letters so 3 the max would equal c b a b c, with the middle letter being the starting letter, with the top and bottom being c then the next row would be c b c </text:p>
      <text:p text:style-name="P85">these letters are separated by dashes but the width is 4 * N – 3 so <text:s/></text:p>
      <text:p text:style-name="P85">so the left side will be from the current letter counting down to a and the right sice count from a backup to the current letter. This is combined together by dashes. </text:p>
      <text:h text:style-name="P184" text:outline-level="1">The Minion Game</text:h>
      <text:p text:style-name="P149"><text:span text:style-name="T12">Link</text:span><text:span text:style-name="T1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5">Status</text:span>: Success</text:p>
      <text:p text:style-name="P44">Time Taken: <text:span text:style-name="T25">1</text:span><text:span text:style-name="T17">5</text:span><text:span text:style-name="T4">min</text:span></text:p>
      <text:p text:style-name="P126">Date: <text:span text:style-name="T41">2</text:span><text:span text:style-name="T47">5</text:span><text:span text:style-name="T38">th</text:span> August 2025 </text:p>
      <text:p text:style-name="P44">Solution Notes: </text:p>
      <text:p text:style-name="P85">based on substrings count how many times it occurs in the og string adding a point for each time it occurs, for kevin or stuart depending on if it starts with a vowel or not. </text:p>
      <text:p text:style-name="P85">Firstly initalise the score tracking variables the vowels. </text:p>
      <text:p text:style-name="P86">Loop through the string if string[i] is one of the vowels <text:span text:style-name="T48">add a score to the relevant user </text:span></text:p>
      <text:p text:style-name="P87">to add a score to len(string) – I, <text:span text:style-name="T49">which effectively if the first substring begins with B, for Banana all sub strings are 6, effectively adding this to the total score for other characters </text:span></text:p>
      <text:p text:style-name="P88">then just return the higher score or if they are same return draw. </text:p>
      <text:h text:style-name="Heading_20_1" text:outline-level="1">Merge the Tools!</text:h>
      <text:p text:style-name="P155"><text:span text:style-name="T12">Link</text:span><text:span text:style-name="T1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5">Status</text:span>: Success</text:p>
      <text:p text:style-name="P45">Time Taken: <text:span text:style-name="T26">2</text:span><text:span text:style-name="T17">5</text:span><text:span text:style-name="T4">min</text:span></text:p>
      <text:p text:style-name="P127">Date: <text:span text:style-name="T41">2</text:span><text:span text:style-name="T47">5</text:span><text:span text:style-name="T38">th</text:span> August 2025 </text:p>
      <text:p text:style-name="P45">Solution Notes: </text:p>
      <text:p text:style-name="P88">given a string and a factor of the length of the string return the unique characters in their substrings. </text:p>
      <text:p text:style-name="P88">V1 approach: </text:p>
      <text:p text:style-name="P88">create a substrings array </text:p>
      <text:p text:style-name="P88">loop for the string appending each substring to that array based on the input value k (factor value) </text:p>
      <text:p text:style-name="P88">then loop over each char in each string (creating a unique char list) of the substring </text:p>
      <text:p text:style-name="P88">for each char in the string if it is not in the unique char list appending it </text:p>
      <text:p text:style-name="P88">then print the unique_chars out using “”.join(unique_chars)</text:p>
      <text:p text:style-name="P88">V2 approach</text:p>
      <text:p text:style-name="P88">loop through the string for every iteration create a unique chars array and inner loop which loops over the substrings created upon each iteration check if each char is not in the unique_chars append the char before returning it the same way as V1. </text:p>
      <text:h text:style-name="P185" text:outline-level="1">Group Anagrams </text:h>
      <text:p text:style-name="P156"><text:span text:style-name="T12">Link</text:span><text:span text:style-name="T11">:</text:span><text:a xlink:type="simple" xlink:href="https://leetcode.com/problems/group-anagrams/" text:style-name="Internet_20_link" text:visited-style-name="Visited_20_Internet_20_Link"><text:span text:style-name="T11">https://leetcode.com/problems/group-anagrams/</text:span></text:a><text:span text:style-name="T11"> </text:span></text:p>
      <text:p text:style-name="P20"><text:span text:style-name="T15">Status</text:span>: Success After googling</text:p>
      <text:p text:style-name="P46">Time Taken: <text:span text:style-name="T5">40+ min</text:span></text:p>
      <text:p text:style-name="P128">Date: <text:span text:style-name="T41">2</text:span><text:span text:style-name="T38">8h</text:span> August 2025 </text:p>
      <text:p text:style-name="P46">Solution Notes: </text:p>
      <text:p text:style-name="P58">Failed Attempt: </text:p>
      <text:p text:style-name="P91">My thought process was that there are two main ways to check if two words are anagrams:</text:p>
      <text:list xml:id="list2566254793" text:style-name="L1">
        <text:list-item>
          <text:p text:style-name="P196">Sort both words – if the sorted versions are identical, they’re anagrams.</text:p>
        </text:list-item>
        <text:list-item>
          <text:p text:style-name="P196">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91">To summarise I had the write ideas about sorting the anagrams but I stored them in the hash map incorrectly </text:p>
      <text:p text:style-name="P91">here are the comments written in the source code: </text:p>
      <text:p text:style-name="P89"><text:s/># after having a hashmap of original words to sorted strings </text:p>
      <text:p text:style-name="P89"><text:s text:c="4"/># i wanted to get all words which had the same value </text:p>
      <text:p text:style-name="P89"><text:s text:c="4"/># append all matching words into a list if there were no matching words append it to a list on its own </text:p>
      <text:p text:style-name="P89"><text:s text:c="4"/># append that to the res list and retulrn it</text:p>
      <text:p text:style-name="P60">V<text:span text:style-name="T50">1</text:span> approach: O(m * n log n) n log n for the sorting alg, but since strings &lt;= 100 and the length of the whole array is &lt;= 10^4 this is faster</text:p>
      <text:p text:style-name="P92">initialise empty hashmap </text:p>
      <text:p text:style-name="P92">loop for word in the strs </text:p>
      <text:p text:style-name="P92">created a sorted word by “”.join(sorted(word)) because sorted returns a list </text:p>
      <text:p text:style-name="P92">if that sorted word is not in the hashmap </text:p>
      <text:p text:style-name="P92">create an key with an empty value using that sorted word, </text:p>
      <text:p text:style-name="P92">then append the original word to that key. </text:p>
      <text:p text:style-name="P92">Return the values of the hashmap converted to a list </text:p>
      <text:p text:style-name="P90"/>
      <text:p text:style-name="P59">V<text:span text:style-name="T50">2</text:span> approach: this is O(m * n) where m is the size of the <text:span text:style-name="T50">array and n is the average length of the words</text:span>, but it is not as efficient as the other solution because the words do not get big enough. </text:p>
      <text:p text:style-name="P91">intialise empty hashmap sorted word : list of matching words (anagrams) if it is on its own (not an anagram) it will be in its own nested list. </text:p>
      <text:p text:style-name="P91">loop thorough each word in the strs array </text:p>
      <text:p text:style-name="P91">create a count (which will be the key for hashmap) which is 26 long array of 0 (because it is the lowercase alphabet only) </text:p>
      <text:p text:style-name="P91">loop through each character in the word </text:p>
      <text:p text:style-name="Text_20_body"><text:span text:style-name="T27">now increment the count at the index of that letter by doing [ord(char) – ord("a")] so if it is a and its ASCII value = 61 – </text:span><text:span text:style-name="T28">61 = index 0 for b = 62 – 61 = index 1 and so on</text:span></text:p>
      <text:p text:style-name="P92">this count array is then used as the key for each word, now append the original word, if this is the first time this sequence of characters have been encountered create an the hashmap with an empty list then append the word to the list to avoid error. </text:p>
      <text:p text:style-name="P93">Return the values of the hashmap converted to a list</text:p>
      <text:h text:style-name="Heading_20_1" text:outline-level="1" text:is-list-header="true">itertools.product()</text:h>
      <text:p text:style-name="P157"><text:span text:style-name="T12">Link</text:span><text:span text:style-name="T1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5">Status</text:span>: Success</text:p>
      <text:p text:style-name="P47">Time Taken: <text:span text:style-name="T17">5</text:span><text:span text:style-name="T4">min</text:span></text:p>
      <text:p text:style-name="P129">Date: <text:span text:style-name="T51">8</text:span><text:span text:style-name="T38">th</text:span> <text:span text:style-name="T51">September</text:span> 2025 </text:p>
      <text:p text:style-name="P47">Solution Notes: </text:p>
      <text:p text:style-name="P94">just use the product itertools function in python, the hard part was getting the input by converting to a int map. </text:p>
      <text:h text:style-name="P186" text:outline-level="1" text:is-list-header="true">itertools.permutations(<text:span text:style-name="T51">)</text:span></text:h>
      <text:p text:style-name="P157"><text:span text:style-name="T12">Link</text:span><text:span text:style-name="T1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5">Status</text:span>: Success</text:p>
      <text:p text:style-name="P47">Time Taken: <text:span text:style-name="T17">5</text:span><text:span text:style-name="T4">min</text:span></text:p>
      <text:p text:style-name="P129">Date: <text:span text:style-name="T51">8</text:span><text:span text:style-name="T38">th</text:span> <text:span text:style-name="T51">September</text:span> 2025 </text:p>
      <text:p text:style-name="P47">Solution Notes: </text:p>
      <text:p text:style-name="P94">use the permutation funciton, the harder part was creating a string that matches the desired output by using join on a new line with now space. </text:p>
      <text:h text:style-name="P187" text:outline-level="1" text:is-list-header="true">itertools.<text:span text:style-name="T51">combinations</text:span>(<text:span text:style-name="T51">)</text:span></text:h>
      <text:p text:style-name="P157"><text:span text:style-name="T12">Link</text:span><text:span text:style-name="T1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5">Status</text:span>: Success</text:p>
      <text:p text:style-name="P47">Time Taken: <text:span text:style-name="T17">5</text:span><text:span text:style-name="T4">min</text:span></text:p>
      <text:p text:style-name="P129">Date: <text:span text:style-name="T51">8</text:span><text:span text:style-name="T38">th</text:span> <text:span text:style-name="T51">September</text:span> 2025 </text:p>
      <text:p text:style-name="P47">Solution Notes: </text:p>
      <text:p text:style-name="P94">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57"><text:span text:style-name="T12">Link</text:span><text:span text:style-name="T1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5">Status</text:span>: Success</text:p>
      <text:p text:style-name="P47">Time Taken: <text:span text:style-name="T17">5</text:span><text:span text:style-name="T4">min</text:span></text:p>
      <text:p text:style-name="P129">Date: <text:span text:style-name="T51">8</text:span><text:span text:style-name="T38">th</text:span> <text:span text:style-name="T51">September</text:span> 2025 </text:p>
      <text:p text:style-name="P47">Solution Notes: </text:p>
      <text:p text:style-name="P94">use the desired function to get the resunt before using the join function to get it into <text:span text:style-name="T52">the desired format. </text:span></text:p>
      <text:h text:style-name="P188" text:outline-level="1">Compress the String!</text:h>
      <text:p text:style-name="P158"><text:span text:style-name="T12">Link</text:span><text:span text:style-name="T1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5">Status</text:span>: Success</text:p>
      <text:p text:style-name="P48">Time Taken: <text:span text:style-name="T29">1</text:span><text:span text:style-name="T17">5</text:span><text:span text:style-name="T4">min</text:span></text:p>
      <text:p text:style-name="P130">Date: <text:span text:style-name="T51">8</text:span><text:span text:style-name="T38">th</text:span> <text:span text:style-name="T51">September</text:span> 2025 </text:p>
      <text:p text:style-name="P48">Solution Notes: </text:p>
      <text:p text:style-name="P96">goal output the number of consecutive characters and corresponding characters, in a specified format. </text:p>
      <text:p text:style-name="P96">Have an empty res string, </text:p>
      <text:p text:style-name="P96">loop through the value and freq in itertools group by string </text:p>
      <text:p text:style-name="P96">add to the res the len of the list of freq and then the corresponding value. </text:p>
      <text:p text:style-name="P96"/>
      <text:p text:style-name="P95"/>
      <text:p text:style-name="P88"/>
      <text:h text:style-name="P189" text:outline-level="1"><text:soft-page-break/>Encode &amp; Decode String</text:h>
      <text:p text:style-name="P159"><text:span text:style-name="T12">Link</text:span><text:span text:style-name="T11">:</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5">Status</text:span>: Success</text:p>
      <text:p text:style-name="P49">Time Taken: <text:span text:style-name="T30">30</text:span><text:span text:style-name="T4">min</text:span></text:p>
      <text:p text:style-name="P131">Date: <text:span text:style-name="T51">8</text:span><text:span text:style-name="T38">th</text:span> <text:span text:style-name="T51">September</text:span> 2025 </text:p>
      <text:p text:style-name="P49">Solution Notes: </text:p>
      <text:p text:style-name="P97">firstly the best way to encode is len of word secret character, which is easy by taking every word and appending the length and key to the word into one string. </text:p>
      <text:p text:style-name="P97">Then we need to convert it back to the original input. </text:p>
      <text:p text:style-name="P9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97">However this doesn’t work if the length of the word is &gt; 9 <text:span text:style-name="T53">doesn’t get the full length, this works by creating a different pointer j = I – 1, and decrementing backwards as long as it is a digit, and then the word length is an int from j + 1 to I, before doing the same operations as above. </text:span></text:p>
      <text:h text:style-name="P190" text:outline-level="1">Maximise It</text:h>
      <text:p text:style-name="P160"><text:span text:style-name="T12">Link</text:span><text:span text:style-name="T11">:</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5">Status</text:span>: Success</text:p>
      <text:p text:style-name="P50">Time Taken: <text:span text:style-name="T31">45</text:span><text:span text:style-name="T4">min</text:span></text:p>
      <text:p text:style-name="P132">Date: <text:span text:style-name="T54">17</text:span><text:span text:style-name="T38">th</text:span> <text:span text:style-name="T51">September</text:span> 2025 </text:p>
      <text:p text:style-name="P50">Solution Notes: </text:p>
      <text:p text:style-name="P98">given a modulo number, and some lists, choose one element from each list square and sum those elements before dividing them by modulo and return the maximum number. </text:p>
      <text:p text:style-name="P98">Firstly need to get K (number of lines coming after in input) and M (modulo number) using map to int on input split </text:p>
      <text:p text:style-name="P98">then need to loop through the next K lines, and access the rows after the first element because the length of the list is irrelevant because we are going through each element anyway. </text:p>
      <text:p text:style-name="P98">Then square each number so we don’t have to do it later, can be done using a lambda statement such as: nums.append(map(lambda x: x ** 2, row)) or by a nested for loop. </text:p>
      <text:p text:style-name="P98">Then using the itertools product to get all possible relevant combinations with one element from each list. </text:p>
      <text:p text:style-name="P98">Then go through all of these combos summing them together before finding the Modulo M and append it a sums array. </text:p>
      <text:p text:style-name="P98">Print the max of that array. </text:p>
      <text:p text:style-name="P98"><text:soft-page-break/>The last two steps can be done in one line but I think it is unreadable when compared to other solutions: print(max(map(lambda x: sum(x) % M, product(*nums))))</text:p>
      <text:h text:style-name="P191" text:outline-level="1" text:is-list-header="true">Find Angle MBC</text:h>
      <text:p text:style-name="P161"><text:span text:style-name="T12">Link</text:span><text:span text:style-name="T11">:</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15">Status</text:span>: Success</text:p>
      <text:p text:style-name="P51">Time Taken: <text:span text:style-name="T31">5</text:span><text:span text:style-name="T4">min</text:span></text:p>
      <text:p text:style-name="P133">Date: <text:span text:style-name="T54">1</text:span><text:span text:style-name="T55">9</text:span><text:span text:style-name="T38">th</text:span> <text:span text:style-name="T51">September</text:span> 2025 </text:p>
      <text:p text:style-name="P51">Solution Notes: </text:p>
      <text:p text:style-name="P102">just use the relevant atan2 functions, and find the unicode for the degree symbol</text:p>
      <text:h text:style-name="P191" text:outline-level="1" text:is-list-header="true">Mod Divmod</text:h>
      <text:p text:style-name="P163"><text:span text:style-name="T12">Link</text:span><text:span text:style-name="T11">:</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15">Status</text:span>: Success</text:p>
      <text:p text:style-name="P52">Time Taken: <text:span text:style-name="T31">5</text:span><text:span text:style-name="T4">min</text:span></text:p>
      <text:p text:style-name="P133">Date: <text:span text:style-name="T54">1</text:span><text:span text:style-name="T55">9</text:span><text:span text:style-name="T38">th</text:span> <text:span text:style-name="T51">September</text:span> 2025 </text:p>
      <text:p text:style-name="P52">Solution Notes: </text:p>
      <text:p text:style-name="P103">just use the <text:span text:style-name="T55">divmod function, and then use [0] and [1] to get the correct output. </text:span></text:p>
      <text:h text:style-name="P192" text:outline-level="1" text:is-list-header="true">Power - Mod Power</text:h>
      <text:p text:style-name="P163"><text:span text:style-name="T12">Link</text:span><text:span text:style-name="T11">:</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15">Status</text:span>: Success</text:p>
      <text:p text:style-name="P52">Time Taken: <text:span text:style-name="T31">5</text:span><text:span text:style-name="T4">min</text:span></text:p>
      <text:p text:style-name="P133">Date: <text:span text:style-name="T54">1</text:span><text:span text:style-name="T55">9</text:span><text:span text:style-name="T38">th</text:span> <text:span text:style-name="T51">September</text:span> 2025 </text:p>
      <text:p text:style-name="P52">Solution Notes: </text:p>
      <text:p text:style-name="P104">just the the pow function, with the extra, m parameter. To get the relevant results. </text:p>
      <text:h text:style-name="Heading_20_1" text:outline-level="1">Integers Come In All Sizes</text:h>
      <text:p text:style-name="P163"><text:span text:style-name="T12">Link</text:span><text:span text:style-name="T11">:</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15">Status</text:span>: Success</text:p>
      <text:p text:style-name="P52">Time Taken: <text:span text:style-name="T31">5</text:span><text:span text:style-name="T4">min</text:span></text:p>
      <text:p text:style-name="P133">Date: <text:span text:style-name="T54">1</text:span><text:span text:style-name="T55">9</text:span><text:span text:style-name="T38">th</text:span> <text:span text:style-name="T51">September</text:span> 2025 </text:p>
      <text:p text:style-name="P52">Solution Notes: </text:p>
      <text:p text:style-name="P104">just take the pow of the inputs and add them together to get a^b + c^d</text:p>
      <text:h text:style-name="P193" text:outline-level="1">Triangle Quest</text:h>
      <text:p text:style-name="P162"><text:span text:style-name="T12">Link</text:span><text:span text:style-name="T11">:</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15">Status</text:span>: Success</text:p>
      <text:p text:style-name="P53">Time Taken: <text:span text:style-name="T31">5</text:span><text:span text:style-name="T4">min</text:span></text:p>
      <text:p text:style-name="P134">Date: <text:span text:style-name="T54">1</text:span><text:span text:style-name="T55">9</text:span><text:span text:style-name="T38">th</text:span> <text:span text:style-name="T51">September</text:span> 2025 </text:p>
      <text:p text:style-name="P53">Solution Notes: </text:p>
      <text:p text:style-name="P105">use the formula (100**2 // 9) * 2 replacing 2 with I as specified by n, to print the results without having to use strings or other loops. </text:p>
      <text:h text:style-name="P194" text:outline-level="1">Triangle Quest <text:span text:style-name="T56">2</text:span></text:h>
      <text:p text:style-name="P162"><text:span text:style-name="T12">Link</text:span><text:span text:style-name="T11">:</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15">Status</text:span>: Success</text:p>
      <text:p text:style-name="P53">Time Taken: <text:span text:style-name="T31">5</text:span><text:span text:style-name="T4">min</text:span></text:p>
      <text:p text:style-name="P134">Date: <text:span text:style-name="T54">1</text:span><text:span text:style-name="T55">9</text:span><text:span text:style-name="T38">th</text:span> <text:span text:style-name="T51">September</text:span> 2025 </text:p>
      <text:p text:style-name="P53">Solution Notes: </text:p>
      <text:p text:style-name="P105">use the formula to </text:p>
      <text:p text:style-name="P206"><text:span text:style-name="T32">((10 ** 3 - 1) // 9) ** 2, replacing 3 with I to get the results as described because the results are just doing 11 * 11 or 11^1, <text:s/>11^2 11 … ^n. </text:span></text:p>
      <text:h text:style-name="Heading_20_1" text:outline-level="1">Iterables and Iterators</text:h>
      <text:p text:style-name="P206"><text:span text:style-name="T12">Link</text:span><text:span text:style-name="T11">:</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00"><text:span text:style-name="T15">Status</text:span>: Success</text:p>
      <text:p text:style-name="P202">Time Taken: <text:span text:style-name="T33">1</text:span><text:span text:style-name="T31">5</text:span><text:span text:style-name="T4">min</text:span></text:p>
      <text:p text:style-name="P204">Date: <text:span text:style-name="T54">1</text:span><text:span text:style-name="T55">9</text:span><text:span text:style-name="T38">th</text:span> <text:span text:style-name="T51">September</text:span> 2025 </text:p>
      <text:p text:style-name="P202">Solution Notes: </text:p>
      <text:p text:style-name="P198">get all combos using combinations, then keep count of all combos with the character a and find the probability avg by dividing the count by the total number of combos. </text:p>
      <text:h text:style-name="P195" text:outline-level="1">Polar Coordinates</text:h>
      <text:p text:style-name="P207"><text:span text:style-name="T12">Link</text:span><text:span text:style-name="T11">:</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01"><text:span text:style-name="T15">Status</text:span>: Success</text:p>
      <text:p text:style-name="P203">Time Taken: <text:span text:style-name="T34">5</text:span><text:span text:style-name="T4">min</text:span></text:p>
      <text:p text:style-name="P205">Date: <text:span text:style-name="T54">1</text:span><text:span text:style-name="T55">9</text:span><text:span text:style-name="T38">th</text:span> <text:span text:style-name="T51">September</text:span> 2025 </text:p>
      <text:p text:style-name="P203">Solution Notes: </text:p>
      <text:p text:style-name="P199">just use the relevant cmath python functions to deal with complex numbers. </text:p>
      <text:p text:style-name="P101"/>
      <text:p text:style-name="P100"/>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24T17:15:10.761287432</dc:date>
    <meta:editing-duration>PT1H42M26S</meta:editing-duration>
    <meta:editing-cycles>14</meta:editing-cycles>
    <meta:generator>LibreOffice/7.3.7.2$Linux_X86_64 LibreOffice_project/30$Build-2</meta:generator>
    <meta:document-statistic meta:table-count="0" meta:image-count="0" meta:object-count="0" meta:page-count="21" meta:paragraph-count="468" meta:word-count="3688" meta:character-count="24197" meta:non-whitespace-character-count="20686"/>
  </office:meta>
</office:document-meta>
</file>